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11in"/>
    </style:style>
    <style:style style:name="co2" style:family="table-column">
      <style:table-column-properties fo:break-before="auto" style:column-width="0.2937in"/>
    </style:style>
    <style:style style:name="co3" style:family="table-column">
      <style:table-column-properties fo:break-before="auto" style:column-width="0.4535in"/>
    </style:style>
    <style:style style:name="co4" style:family="table-column">
      <style:table-column-properties fo:break-before="auto" style:column-width="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0.60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wrap-option="wrap"/>
    </style:style>
  </office:automatic-styles>
  <office:body>
    <office:spreadsheet>
      <table:table table:name="to_grade_without_indices"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calcext:value-type="string">
            <text:p>Doc</text:p>
          </table:table-cell>
          <table:table-cell office:value-type="string" calcext:value-type="string">
            <text:p>N</text:p>
          </table:table-cell>
          <table:table-cell office:value-type="string" calcext:value-type="string">
            <text:p>Score</text:p>
          </table:table-cell>
          <table:table-cell office:value-type="string" calcext:value-type="string">
            <text:p>Segment</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0" calcext:value-type="float">
            <text:p>0</text:p>
          </table:table-cell>
          <table:table-cell office:value-type="string" calcext:value-type="string">
            <text:p>----</text:p>
          </table:table-cell>
          <table:table-cell office:value-type="string" calcext:value-type="string">
            <text:p>Сирия уничтожила оборудование для химоружия</text:p>
          </table:table-cell>
        </table:table-row>
        <table:table-row table:style-name="ro1">
          <table:table-cell office:value-type="string" calcext:value-type="string">
            <text:p>doc110</text:p>
          </table:table-cell>
          <table:table-cell office:value-type="float" office:value="0" calcext:value-type="float">
            <text:p>0</text:p>
          </table:table-cell>
          <table:table-cell office:value-type="string" calcext:value-type="string">
            <text:p>----</text:p>
          </table:table-cell>
          <table:table-cell office:value-type="string" calcext:value-type="string">
            <text:p>Syria destroyed equipment for chemical weapon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химоружия__khimoruzhiya</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chemo-weapons</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s Chemical Weaponry Equipment</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chemical weapons</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химоружия__khimoruzhiya</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making chemical weapons</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chemical weapon equipment</text:p>
          </table:table-cell>
        </table:table-row>
        <table:table-row table:style-name="ro1">
          <table:table-cell office:value-type="string" calcext:value-type="string">
            <text:p>doc110</text:p>
          </table:table-cell>
          <table:table-cell office:value-type="float" office:value="0" calcext:value-type="float">
            <text:p>0</text:p>
          </table:table-cell>
          <table:table-cell/>
          <table:table-cell office:value-type="string" calcext:value-type="string">
            <text:p>Syria destroyed equipment for chemical weapon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 calcext:value-type="float">
            <text:p>1</text:p>
          </table:table-cell>
          <table:table-cell office:value-type="string" calcext:value-type="string">
            <text:p>----</text:p>
          </table:table-cell>
          <table:table-cell office:value-type="string" calcext:value-type="string">
            <text:p>Сирия уничтожила все заявленные мощности по производству химического оружия , признала Организация по запрещению химического оружия .</text:p>
          </table:table-cell>
        </table:table-row>
        <table:table-row table:style-name="ro2">
          <table:table-cell office:value-type="string" calcext:value-type="string">
            <text:p>doc110</text:p>
          </table:table-cell>
          <table:table-cell office:value-type="float" office:value="1" calcext:value-type="float">
            <text:p>1</text:p>
          </table:table-cell>
          <table:table-cell office:value-type="string" calcext:value-type="string">
            <text:p>----</text:p>
          </table:table-cell>
          <table:table-cell office:value-type="string" calcext:value-type="string">
            <text:p>Syria destroyed all declared capacities for production of chemical weapons, acknowledged the Organization for the Prohibition of Chemical Weapon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opportunities for production of chemical weapons, the Organization for the Prohibition of Chemical Weapons admitted.</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facilities for production of chemical weapons, Organization for the prohibition of chemical weapons admitted.</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facilities for the production of chemical weapons , and was recognized by the organization for the prohibition of chemical weapons .</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has destroyed all the declared chemical weapon production facilities , recognized by the organization for the prohibition of chemical weapons .</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facilities for production of chemical weapons , recognized by the organization for the prohibition of chemical weapons .</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facilities for production of chemical weapons, as recognized by the Organization for the Prohibition of Chemical Weapons.</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syria destroyed all the declared facilities for production of chemical weapons , recognized by the organization for the prohibition of chemical weapons .</text:p>
          </table:table-cell>
        </table:table-row>
        <table:table-row table:style-name="ro2">
          <table:table-cell office:value-type="string" calcext:value-type="string">
            <text:p>doc110</text:p>
          </table:table-cell>
          <table:table-cell office:value-type="float" office:value="1" calcext:value-type="float">
            <text:p>1</text:p>
          </table:table-cell>
          <table:table-cell/>
          <table:table-cell office:value-type="string" calcext:value-type="string">
            <text:p>The organization for the prohibition of chemical weaponsthe recognized that Syria destroyed all the declared facilities of chemical weapons production.</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2" calcext:value-type="float">
            <text:p>2</text:p>
          </table:table-cell>
          <table:table-cell office:value-type="string" calcext:value-type="string">
            <text:p>----</text:p>
          </table:table-cell>
          <table:table-cell office:value-type="string" calcext:value-type="string">
            <text:p>Этот первый этап разоружения Дамаск завершил за день до установленного срока .</text:p>
          </table:table-cell>
        </table:table-row>
        <table:table-row table:style-name="ro1">
          <table:table-cell office:value-type="string" calcext:value-type="string">
            <text:p>doc110</text:p>
          </table:table-cell>
          <table:table-cell office:value-type="float" office:value="2" calcext:value-type="float">
            <text:p>2</text:p>
          </table:table-cell>
          <table:table-cell office:value-type="string" calcext:value-type="string">
            <text:p>----</text:p>
          </table:table-cell>
          <table:table-cell office:value-type="string" calcext:value-type="string">
            <text:p>This first phase of disarmament Damascus completed the day before the established deadline.</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Damascus finished this first stage of disarmament one day before the deadline.</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Damascus finished the first stage of the disarmament the day before the deadline.</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this is the first stage of disarmament Damascus finished the day before the deadline .</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This first stage of disarming Damascus was finished the day before the deadline .</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This first disarmament stage Damascus finished the day before the deadline.</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this first stage of the disarmament of damascus finished one day before the deadline .</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this first stage of disarmament damascus finished the day before the deadline .</text:p>
          </table:table-cell>
        </table:table-row>
        <table:table-row table:style-name="ro1">
          <table:table-cell office:value-type="string" calcext:value-type="string">
            <text:p>doc110</text:p>
          </table:table-cell>
          <table:table-cell office:value-type="float" office:value="2" calcext:value-type="float">
            <text:p>2</text:p>
          </table:table-cell>
          <table:table-cell/>
          <table:table-cell office:value-type="string" calcext:value-type="string">
            <text:p>Damascus finished the first step of diarmament the day before the deadline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3" calcext:value-type="float">
            <text:p>3</text:p>
          </table:table-cell>
          <table:table-cell office:value-type="string" calcext:value-type="string">
            <text:p>----</text:p>
          </table:table-cell>
          <table:table-cell office:value-type="string" calcext:value-type="string">
            <text:p>До 1 ноября Сирия должна была уничтожить производственные и иные вспомогательные объекты , предназначенные для подготовки боевых отравляющих веществ к применению , передает Би-би-си .</text:p>
          </table:table-cell>
        </table:table-row>
        <table:table-row table:style-name="ro2">
          <table:table-cell office:value-type="string" calcext:value-type="string">
            <text:p>doc110</text:p>
          </table:table-cell>
          <table:table-cell office:value-type="float" office:value="3" calcext:value-type="float">
            <text:p>3</text:p>
          </table:table-cell>
          <table:table-cell office:value-type="string" calcext:value-type="string">
            <text:p>----</text:p>
          </table:table-cell>
          <table:table-cell office:value-type="string" calcext:value-type="string">
            <text:p>Before November 1 Syria had to destroy production and other auxiliary facilities intended for preparing chemical warfare agents for use, reports the BBC.</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3" calcext:value-type="float">
            <text:p>3</text:p>
          </table:table-cell>
          <table:table-cell/>
          <table:table-cell office:value-type="string" calcext:value-type="string">
            <text:p>Syria was to destroy production and auxilliary facilities intended for preparation of combat toxic substances, BBC reports.</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Before November 1st, <text:s/>Syria was to destroy the manufacturing and other auxiliary objects intended for combat training in the use of toxic substances , reports the BBC .</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By 1 November Syria was to destroy the manufacturing and other auxiliary objects intended for combat training in the use of toxic substances, reports the BBC.</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syria was to destroy the manufacturing and other auxiliary objects intended for combat training in the use of toxic substances by november 1st <text:s/>, reports bbc .</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until 1 november syria was to destroy the manufacturing and other auxiliary objects intended for combat training in the use of toxic substances , reports the bbc .</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BBC reports that Syria had to destroy the manufacturing and other auxiliary objects, that are intended for preparation of toxic substances, by 1st of november.</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By November 1st, Syria was to destroy the manufacturing and other auxiliary facilities intended for use of <text:s/>toxic substance , BBC reports.</text:p>
          </table:table-cell>
        </table:table-row>
        <table:table-row table:style-name="ro2">
          <table:table-cell office:value-type="string" calcext:value-type="string">
            <text:p>doc110</text:p>
          </table:table-cell>
          <table:table-cell office:value-type="float" office:value="3" calcext:value-type="float">
            <text:p>3</text:p>
          </table:table-cell>
          <table:table-cell/>
          <table:table-cell office:value-type="string" calcext:value-type="string">
            <text:p>Before 1 of november syria was to destroy the manufacturing and other auxiliary objects intended for combat training in the use of toxic substances , reports the bbc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4" calcext:value-type="float">
            <text:p>4</text:p>
          </table:table-cell>
          <table:table-cell office:value-type="string" calcext:value-type="string">
            <text:p>----</text:p>
          </table:table-cell>
          <table:table-cell office:value-type="string" calcext:value-type="string">
            <text:p>Уничтожение самих запасов отравляющих веществ или их химических компонентов должно быть завершено к середине 2014 года .</text:p>
          </table:table-cell>
        </table:table-row>
        <table:table-row table:style-name="ro2">
          <table:table-cell office:value-type="string" calcext:value-type="string">
            <text:p>doc110</text:p>
          </table:table-cell>
          <table:table-cell office:value-type="float" office:value="4" calcext:value-type="float">
            <text:p>4</text:p>
          </table:table-cell>
          <table:table-cell office:value-type="string" calcext:value-type="string">
            <text:p>----</text:p>
          </table:table-cell>
          <table:table-cell office:value-type="string" calcext:value-type="string">
            <text:p>Destruction of the stocks of poisonous substances themselves or their chemical components must be completed by the middle of 2014.</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stockpile of toxic substances or their chemical components should be completed by the middle of 2014 .</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stockpile of toxic substances or their chemical components should be completed by the middle of 2014 .</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stockpile of toxic substances or their chemical components should be completed by the middle of 2014.</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stockpile of toxic substances or their chemical components should be completed by the middle of 2014 .</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oxic substances themselves or their chemical components must be completed by the middle of 2014 .</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toxic substance stockpile and their chemical components should be completed by the middle of 2014 .</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Destruction of toxic substances supplies and their chemical components must be completed by the middle of 2014.</text:p>
          </table:table-cell>
        </table:table-row>
        <table:table-row table:style-name="ro1">
          <table:table-cell office:value-type="string" calcext:value-type="string">
            <text:p>doc110</text:p>
          </table:table-cell>
          <table:table-cell office:value-type="float" office:value="4" calcext:value-type="float">
            <text:p>4</text:p>
          </table:table-cell>
          <table:table-cell/>
          <table:table-cell office:value-type="string" calcext:value-type="string">
            <text:p>the destruction of the stockpiles of toxic substances or their chemical components should be completed by mid-2014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5" calcext:value-type="float">
            <text:p>5</text:p>
          </table:table-cell>
          <table:table-cell office:value-type="string" calcext:value-type="string">
            <text:p>----</text:p>
          </table:table-cell>
          <table:table-cell office:value-type="string" calcext:value-type="string">
            <text:p>По словам представителя ОЗХО , в настоящее время отравляющие вещества находятся в опечатанных хранилищах .</text:p>
          </table:table-cell>
        </table:table-row>
        <table:table-row table:style-name="ro1">
          <table:table-cell office:value-type="string" calcext:value-type="string">
            <text:p>doc110</text:p>
          </table:table-cell>
          <table:table-cell office:value-type="float" office:value="5" calcext:value-type="float">
            <text:p>5</text:p>
          </table:table-cell>
          <table:table-cell office:value-type="string" calcext:value-type="string">
            <text:p>----</text:p>
          </table:table-cell>
          <table:table-cell office:value-type="string" calcext:value-type="string">
            <text:p>According to a representative of OPCW, currently the poisonous agents are located in sealed depot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ZHO , currently toxic substances are in sealed repositories.</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currently toxic substances are in Opechatannykh repositories.</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text:s/>toxic substances are currently in опечатанных__opechatannykh repositories .</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 currently toxic substances are in опечатанных__opechatannykh repositories .</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 currently toxic substances are located in locked repositories .</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representatives from opcw , currently toxic substances are in опечатанных__opechatannykh repositories .</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 currently toxic substances are in sealed repositories .</text:p>
          </table:table-cell>
        </table:table-row>
        <table:table-row table:style-name="ro1">
          <table:table-cell office:value-type="string" calcext:value-type="string">
            <text:p>doc110</text:p>
          </table:table-cell>
          <table:table-cell office:value-type="float" office:value="5" calcext:value-type="float">
            <text:p>5</text:p>
          </table:table-cell>
          <table:table-cell/>
          <table:table-cell office:value-type="string" calcext:value-type="string">
            <text:p>According to the representative of the OPCW, currently toxic substances are stored in sealed repositori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6" calcext:value-type="float">
            <text:p>6</text:p>
          </table:table-cell>
          <table:table-cell office:value-type="string" calcext:value-type="string">
            <text:p>----</text:p>
          </table:table-cell>
          <table:table-cell office:value-type="string" calcext:value-type="string">
            <text:p>Международные инспекторы отправились в Сирию после того , как на окраине Дамаска 21 августа в ходе химической атаки погибли , по данным США , более 1400 человек .</text:p>
          </table:table-cell>
        </table:table-row>
        <table:table-row table:style-name="ro2">
          <table:table-cell office:value-type="string" calcext:value-type="string">
            <text:p>doc110</text:p>
          </table:table-cell>
          <table:table-cell office:value-type="float" office:value="6" calcext:value-type="float">
            <text:p>6</text:p>
          </table:table-cell>
          <table:table-cell office:value-type="string" calcext:value-type="string">
            <text:p>----</text:p>
          </table:table-cell>
          <table:table-cell office:value-type="string" calcext:value-type="string">
            <text:p>International inspectors headed to Syria after, according to the U.S., more than 1,400 people died during a chemical attack on the outskirts of Damascus on August 21.</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more than 1,400 people where killed in a chemical attack on the outskirts of damascus, according to the united states.</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according to the United States, more than 1,400 people were killed by on 21 August by chemical attacks on the outskirts of Damascus.</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August 21 when on the outskirts of Damascus more than 1400 people, as reported by the US, were killed in a chemical attack.</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in the Damascus vicinity on August 21st more than 1,400 people were killed in the chemical attack were killed , according to the United States.</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on the outskirts of damascus on 21 august in the chemical attack were killed , according to the united states , more than 1,400 people .</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on outskirts of damascus on 21 august in the chemical attack were killed , according to the united states , more than 1,400 people .</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the outskirts of Damascus, Syria on August 21st after the chemical attack, which killed more than 1,400 people according to the United States.</text:p>
          </table:table-cell>
        </table:table-row>
        <table:table-row table:style-name="ro2">
          <table:table-cell office:value-type="string" calcext:value-type="string">
            <text:p>doc110</text:p>
          </table:table-cell>
          <table:table-cell office:value-type="float" office:value="6" calcext:value-type="float">
            <text:p>6</text:p>
          </table:table-cell>
          <table:table-cell/>
          <table:table-cell office:value-type="string" calcext:value-type="string">
            <text:p>International inspectors went to Syria after the chemical attack on the Damascus outskirts were according to the US more than 1400 people got killed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7" calcext:value-type="float">
            <text:p>7</text:p>
          </table:table-cell>
          <table:table-cell office:value-type="string" calcext:value-type="string">
            <text:p>----</text:p>
          </table:table-cell>
          <table:table-cell office:value-type="string" calcext:value-type="string">
            <text:p>Главной задачей инспекторов было не терять времени - чтобы не позволить сирийским властям произвести больше химоружия - и уничтожить инфраструктуру для смешивания химикатов и снаряжения боеприпасов .</text:p>
          </table:table-cell>
        </table:table-row>
        <table:table-row table:style-name="ro2">
          <table:table-cell office:value-type="string" calcext:value-type="string">
            <text:p>doc110</text:p>
          </table:table-cell>
          <table:table-cell office:value-type="float" office:value="7" calcext:value-type="float">
            <text:p>7</text:p>
          </table:table-cell>
          <table:table-cell office:value-type="string" calcext:value-type="string">
            <text:p>----</text:p>
          </table:table-cell>
          <table:table-cell office:value-type="string" calcext:value-type="string">
            <text:p>The main objective of the inspectors was to not lose time - in order to not allow Syrian authorities to produce more chemical weapons - and destroy the infrastructure for mixing chemicals and loading ammunition.</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not lose time, to not allow syrian authorities to produce more <text:s/>chemo-weapons and destroy infrastructure equipment for mixing chemicals and munitions .</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not to waste time and to destroy infrastructure for mixing chemicals and munitions in order to not allow Syrian authorities to produce more chemical weapons.</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not lose time to not allow syrian authorities to produce more химоружия__khimoruzhiya - and destroy infrastructure equipment for mixing chemicals and munitions .</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to prevent Syrian authorities from producing more chemical weapons, and to destroy <text:s/>equipment for mixing chemicals and munitions .</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to stop Syrian authorities from producing chemical weapon and to destroy <text:s/>mixing chemicals and munitions infrastructure .</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to act quickly in order to prevent Syrian authorities from producing more chemical weapons - and destroy the infrastructure for mixing chemicals and equipping munitions .</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main task of the inspectors was to not give Syrian authorities time to produce more chemical weapons and to destroy infrastructure equipment for mixing chemicals and munitions.</text:p>
          </table:table-cell>
        </table:table-row>
        <table:table-row table:style-name="ro2">
          <table:table-cell office:value-type="string" calcext:value-type="string">
            <text:p>doc110</text:p>
          </table:table-cell>
          <table:table-cell office:value-type="float" office:value="7" calcext:value-type="float">
            <text:p>7</text:p>
          </table:table-cell>
          <table:table-cell/>
          <table:table-cell office:value-type="string" calcext:value-type="string">
            <text:p>The inspectors' main task was to not allow syrian authorities to produce more химоружия__khimoruzhiya and to destroy equipment for mixing chemicals and munition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8" calcext:value-type="float">
            <text:p>8</text:p>
          </table:table-cell>
          <table:table-cell office:value-type="string" calcext:value-type="string">
            <text:p>----</text:p>
          </table:table-cell>
          <table:table-cell office:value-type="string" calcext:value-type="string">
            <text:p>За этими производственными мощностями теперь будут внимательно наблюдать , чтобы не допустить их починки .</text:p>
          </table:table-cell>
        </table:table-row>
        <table:table-row table:style-name="ro1">
          <table:table-cell office:value-type="string" calcext:value-type="string">
            <text:p>doc110</text:p>
          </table:table-cell>
          <table:table-cell office:value-type="float" office:value="8" calcext:value-type="float">
            <text:p>8</text:p>
          </table:table-cell>
          <table:table-cell office:value-type="string" calcext:value-type="string">
            <text:p>----</text:p>
          </table:table-cell>
          <table:table-cell office:value-type="string" calcext:value-type="string">
            <text:p>Now they will attentively observe these production capacities in order to not allow their repair.</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Inspectors will now be carefully watching these manufacturing facilities to prevent their repair.</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Now these manufacturing facilities will be under careful watch for preventing their repair .</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These manufacturing facilities will now be watched carefully to prevent their repair.</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these manufacturing facilities will now be watched carefully to prevent their repair.</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These manufacturing facilities will now be monitored carefully to prevent their repair .</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These manufacturing facilities will now be carefully watched to prevent their mistakes.</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These manufacturing facilities will now be watched carefully to prevent their repair .</text:p>
          </table:table-cell>
        </table:table-row>
        <table:table-row table:style-name="ro1">
          <table:table-cell office:value-type="string" calcext:value-type="string">
            <text:p>doc110</text:p>
          </table:table-cell>
          <table:table-cell office:value-type="float" office:value="8" calcext:value-type="float">
            <text:p>8</text:p>
          </table:table-cell>
          <table:table-cell/>
          <table:table-cell office:value-type="string" calcext:value-type="string">
            <text:p>behind these manufacturing facilities will now be watching carefully to prevent their repair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9" calcext:value-type="float">
            <text:p>9</text:p>
          </table:table-cell>
          <table:table-cell office:value-type="string" calcext:value-type="string">
            <text:p>----</text:p>
          </table:table-cell>
          <table:table-cell office:value-type="string" calcext:value-type="string">
            <text:p>Следующая веха - середина ноября : к этому времени ОЗХО и сирийцы должны согласовать детальный план уничтожения уже имеющихся запасов отравляющих веществ .</text:p>
          </table:table-cell>
        </table:table-row>
        <table:table-row table:style-name="ro2">
          <table:table-cell office:value-type="string" calcext:value-type="string">
            <text:p>doc110</text:p>
          </table:table-cell>
          <table:table-cell office:value-type="float" office:value="9" calcext:value-type="float">
            <text:p>9</text:p>
          </table:table-cell>
          <table:table-cell office:value-type="string" calcext:value-type="string">
            <text:p>----</text:p>
          </table:table-cell>
          <table:table-cell office:value-type="string" calcext:value-type="string">
            <text:p>The next milestone - mid-November: by that time the OPCW and Syrians must agree to a detailed plan for destroying the already existing stocks of poisonous substanc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by this time the OPCW and Syria must agree to a detailed plan of destruction of existing stocks of toxic substances.</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 by this time the opcw and syria must agree to a detailed plan of destruction of existing stocks of toxic substances .</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in the middle of November. By this time, the OPCW and Syria must agree to a detailed plan for the destruction of existing stocks of toxic substances.</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 by this time the opcw and syria must agree to a detailed plan of destruction of existing stocks of toxic substances .</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by which time the OPCW and Syria must agree on a detailed plan of destruction of existing stocks of toxic substances.</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 by this time the opcw and syria must agree to a detailed plan of destruction of existing stocks of toxic substances .</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by this time the opcw and syria must agree to a detailed plan for the destruction of existing stockpiles of toxic substances .</text:p>
          </table:table-cell>
        </table:table-row>
        <table:table-row table:style-name="ro2">
          <table:table-cell office:value-type="string" calcext:value-type="string">
            <text:p>doc110</text:p>
          </table:table-cell>
          <table:table-cell office:value-type="float" office:value="9" calcext:value-type="float">
            <text:p>9</text:p>
          </table:table-cell>
          <table:table-cell/>
          <table:table-cell office:value-type="string" calcext:value-type="string">
            <text:p>The next milestone is the middle of November: by this time the OZHO and Syria must agree to a detailed plan of destruction of existing stocks of toxic substance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0" calcext:value-type="float">
            <text:p>10</text:p>
          </table:table-cell>
          <table:table-cell office:value-type="string" calcext:value-type="string">
            <text:p>----</text:p>
          </table:table-cell>
          <table:table-cell office:value-type="string" calcext:value-type="string">
            <text:p>Вопросов здесь много .</text:p>
          </table:table-cell>
        </table:table-row>
        <table:table-row table:style-name="ro1">
          <table:table-cell office:value-type="string" calcext:value-type="string">
            <text:p>doc110</text:p>
          </table:table-cell>
          <table:table-cell office:value-type="float" office:value="10" calcext:value-type="float">
            <text:p>10</text:p>
          </table:table-cell>
          <table:table-cell office:value-type="string" calcext:value-type="string">
            <text:p>----</text:p>
          </table:table-cell>
          <table:table-cell office:value-type="string" calcext:value-type="string">
            <text:p>There are many questions here.</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A lot of questions exist.</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There are a lot of questions here.</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a lot of questions here .</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There are many questions here .</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A lot of questions here.</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There are many questions here.</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There are a lot of questions here.</text:p>
          </table:table-cell>
        </table:table-row>
        <table:table-row table:style-name="ro1">
          <table:table-cell office:value-type="string" calcext:value-type="string">
            <text:p>doc110</text:p>
          </table:table-cell>
          <table:table-cell office:value-type="float" office:value="10" calcext:value-type="float">
            <text:p>10</text:p>
          </table:table-cell>
          <table:table-cell/>
          <table:table-cell office:value-type="string" calcext:value-type="string">
            <text:p>There are a lot of questions here.</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1" calcext:value-type="float">
            <text:p>11</text:p>
          </table:table-cell>
          <table:table-cell office:value-type="string" calcext:value-type="string">
            <text:p>----</text:p>
          </table:table-cell>
          <table:table-cell office:value-type="string" calcext:value-type="string">
            <text:p>Где они будут уничтожаться ?</text:p>
          </table:table-cell>
        </table:table-row>
        <table:table-row table:style-name="ro1">
          <table:table-cell office:value-type="string" calcext:value-type="string">
            <text:p>doc110</text:p>
          </table:table-cell>
          <table:table-cell office:value-type="float" office:value="11" calcext:value-type="float">
            <text:p>11</text:p>
          </table:table-cell>
          <table:table-cell office:value-type="string" calcext:value-type="string">
            <text:p>----</text:p>
          </table:table-cell>
          <table:table-cell office:value-type="string" calcext:value-type="string">
            <text:p>Where will they be destroyed?</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get destroyed ?</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destroyed?</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removed ?</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destructed?</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removed ?</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removed ?</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removed?</text:p>
          </table:table-cell>
        </table:table-row>
        <table:table-row table:style-name="ro1">
          <table:table-cell office:value-type="string" calcext:value-type="string">
            <text:p>doc110</text:p>
          </table:table-cell>
          <table:table-cell office:value-type="float" office:value="11" calcext:value-type="float">
            <text:p>11</text:p>
          </table:table-cell>
          <table:table-cell/>
          <table:table-cell office:value-type="string" calcext:value-type="string">
            <text:p>where will they be destroyed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2" calcext:value-type="float">
            <text:p>12</text:p>
          </table:table-cell>
          <table:table-cell office:value-type="string" calcext:value-type="string">
            <text:p>----</text:p>
          </table:table-cell>
          <table:table-cell office:value-type="string" calcext:value-type="string">
            <text:p>Кто предоставит для этого оборудование ?</text:p>
          </table:table-cell>
        </table:table-row>
        <table:table-row table:style-name="ro1">
          <table:table-cell office:value-type="string" calcext:value-type="string">
            <text:p>doc110</text:p>
          </table:table-cell>
          <table:table-cell office:value-type="float" office:value="12" calcext:value-type="float">
            <text:p>12</text:p>
          </table:table-cell>
          <table:table-cell office:value-type="string" calcext:value-type="string">
            <text:p>----</text:p>
          </table:table-cell>
          <table:table-cell office:value-type="string" calcext:value-type="string">
            <text:p>Who will provide equipment for thi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this ?</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it?</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this ?</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this ?</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this?</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this?</text:p>
          </table:table-cell>
        </table:table-row>
        <table:table-row table:style-name="ro1">
          <table:table-cell office:value-type="string" calcext:value-type="string">
            <text:p>doc110</text:p>
          </table:table-cell>
          <table:table-cell office:value-type="float" office:value="12" calcext:value-type="float">
            <text:p>12</text:p>
          </table:table-cell>
          <table:table-cell/>
          <table:table-cell office:value-type="string" calcext:value-type="string">
            <text:p>Who will provide the equipment for doing so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3" calcext:value-type="float">
            <text:p>13</text:p>
          </table:table-cell>
          <table:table-cell office:value-type="string" calcext:value-type="string">
            <text:p>----</text:p>
          </table:table-cell>
          <table:table-cell office:value-type="string" calcext:value-type="string">
            <text:p>Все сирийские заявления будут тщательно проверяться западными разведслужбами .</text:p>
          </table:table-cell>
        </table:table-row>
        <table:table-row table:style-name="ro1">
          <table:table-cell office:value-type="string" calcext:value-type="string">
            <text:p>doc110</text:p>
          </table:table-cell>
          <table:table-cell office:value-type="float" office:value="13" calcext:value-type="float">
            <text:p>13</text:p>
          </table:table-cell>
          <table:table-cell office:value-type="string" calcext:value-type="string">
            <text:p>----</text:p>
          </table:table-cell>
          <table:table-cell office:value-type="string" calcext:value-type="string">
            <text:p>All Syrian declarations will be thoroughly checked by western intelligence agencie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auditors .</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разведслужбами__razvedsluzhbami .</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Western <text:s/>...........will carefully check all Syrian statements.</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razvedsluzhbami.</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intelligence services.</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inlelligence.</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разведслужбами__razvedsluzhbami .</text:p>
          </table:table-cell>
        </table:table-row>
        <table:table-row table:style-name="ro1">
          <table:table-cell office:value-type="string" calcext:value-type="string">
            <text:p>doc110</text:p>
          </table:table-cell>
          <table:table-cell office:value-type="float" office:value="13" calcext:value-type="float">
            <text:p>13</text:p>
          </table:table-cell>
          <table:table-cell/>
          <table:table-cell office:value-type="string" calcext:value-type="string">
            <text:p>all syrian statements will be carefully checked by western monitoring servic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4" calcext:value-type="float">
            <text:p>14</text:p>
          </table:table-cell>
          <table:table-cell office:value-type="string" calcext:value-type="string">
            <text:p>----</text:p>
          </table:table-cell>
          <table:table-cell office:value-type="string" calcext:value-type="string">
            <text:p>Они с готовностью посоветуют инспекторам новые объекты для проверки , если будут основания подозревать , что Дамаск не до конца откровенен .</text:p>
          </table:table-cell>
        </table:table-row>
        <table:table-row table:style-name="ro2">
          <table:table-cell office:value-type="string" calcext:value-type="string">
            <text:p>doc110</text:p>
          </table:table-cell>
          <table:table-cell office:value-type="float" office:value="14" calcext:value-type="float">
            <text:p>14</text:p>
          </table:table-cell>
          <table:table-cell office:value-type="string" calcext:value-type="string">
            <text:p>----</text:p>
          </table:table-cell>
          <table:table-cell office:value-type="string" calcext:value-type="string">
            <text:p>They will readily recommend to the inspectors new facilities for inspection if there will be reasons to suspect that Damascus is not fully forthcoming.</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4" calcext:value-type="float">
            <text:p>14</text:p>
          </table:table-cell>
          <table:table-cell/>
          <table:table-cell office:value-type="string" calcext:value-type="string">
            <text:p>They will readily advise inspectors on new facilities to check should there be any grounds to suspect that Damascus is not fully candid.</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they will readily suggest to inspectors new ways to test if there are grounds to suspect that damascus is not fully candid .</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they readily 'll inspectors new objects to test if there are grounds to suspect that damascus is not fully candid .</text:p>
          </table:table-cell>
        </table:table-row>
        <table:table-row table:style-name="ro2">
          <table:table-cell office:value-type="string" calcext:value-type="string">
            <text:p>doc110</text:p>
          </table:table-cell>
          <table:table-cell office:value-type="float" office:value="14" calcext:value-type="float">
            <text:p>14</text:p>
          </table:table-cell>
          <table:table-cell/>
          <table:table-cell office:value-type="string" calcext:value-type="string">
            <text:p>They will readily present inspectors with new objects to test if there are grounds on which to suspect <text:s/>Damascus is not fully candid .</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If they will suspect that Daumask is not fully candid they will offer new checking process</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The inspectors are ready to test new substances to see if there are grounds to suspect that Damascus is not being fully candid.</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they readily 'll inspectors new objects to test if there are grounds to suspect that damascus is not fully candid .</text:p>
          </table:table-cell>
        </table:table-row>
        <table:table-row table:style-name="ro1">
          <table:table-cell office:value-type="string" calcext:value-type="string">
            <text:p>doc110</text:p>
          </table:table-cell>
          <table:table-cell office:value-type="float" office:value="14" calcext:value-type="float">
            <text:p>14</text:p>
          </table:table-cell>
          <table:table-cell/>
          <table:table-cell office:value-type="string" calcext:value-type="string">
            <text:p>They will readily point out to inspectors new objects to test if there are grounds to suspect that Damascus is not fully compliant.</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5" calcext:value-type="float">
            <text:p>15</text:p>
          </table:table-cell>
          <table:table-cell office:value-type="string" calcext:value-type="string">
            <text:p>----</text:p>
          </table:table-cell>
          <table:table-cell office:value-type="string" calcext:value-type="string">
            <text:p>США полагают , что этот обстрел был проведен регулярными войсками .</text:p>
          </table:table-cell>
        </table:table-row>
        <table:table-row table:style-name="ro1">
          <table:table-cell office:value-type="string" calcext:value-type="string">
            <text:p>doc110</text:p>
          </table:table-cell>
          <table:table-cell office:value-type="float" office:value="15" calcext:value-type="float">
            <text:p>15</text:p>
          </table:table-cell>
          <table:table-cell office:value-type="string" calcext:value-type="string">
            <text:p>----</text:p>
          </table:table-cell>
          <table:table-cell office:value-type="string" calcext:value-type="string">
            <text:p>The U.S. believes that this bombardment was conducted by regular troop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d that the shelling was held by regular troops .</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s that the shelling was done by regular troops .</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d that the shelling was held by regular troops.</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d that the shelling was held regular troops .</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d that the shelling was aimed at regular troops .</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d that the shelling was being done by regular troops.</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believe that the attack was performed by regular troops.</text:p>
          </table:table-cell>
        </table:table-row>
        <table:table-row table:style-name="ro1">
          <table:table-cell office:value-type="string" calcext:value-type="string">
            <text:p>doc110</text:p>
          </table:table-cell>
          <table:table-cell office:value-type="float" office:value="15" calcext:value-type="float">
            <text:p>15</text:p>
          </table:table-cell>
          <table:table-cell/>
          <table:table-cell office:value-type="string" calcext:value-type="string">
            <text:p>the united states assumed that the shelling was conducted by regular troop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6" calcext:value-type="float">
            <text:p>16</text:p>
          </table:table-cell>
          <table:table-cell office:value-type="string" calcext:value-type="string">
            <text:p>----</text:p>
          </table:table-cell>
          <table:table-cell office:value-type="string" calcext:value-type="string">
            <text:p>Сирия и Россия настаивают , что это дело рук сирийских повстанцев .</text:p>
          </table:table-cell>
        </table:table-row>
        <table:table-row table:style-name="ro1">
          <table:table-cell office:value-type="string" calcext:value-type="string">
            <text:p>doc110</text:p>
          </table:table-cell>
          <table:table-cell office:value-type="float" office:value="16" calcext:value-type="float">
            <text:p>16</text:p>
          </table:table-cell>
          <table:table-cell office:value-type="string" calcext:value-type="string">
            <text:p>----</text:p>
          </table:table-cell>
          <table:table-cell office:value-type="string" calcext:value-type="string">
            <text:p>Syria and Russia insist that it is the work of Syrian rebel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the syrian rebels .</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Syrian rebels .</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the Syrian rebels.</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the syrian rebels .</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the Syrian rebels.</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it was the work of <text:s/>syrian rebels .</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this was the work of the syrian rebels .</text:p>
          </table:table-cell>
        </table:table-row>
        <table:table-row table:style-name="ro1">
          <table:table-cell office:value-type="string" calcext:value-type="string">
            <text:p>doc110</text:p>
          </table:table-cell>
          <table:table-cell office:value-type="float" office:value="16" calcext:value-type="float">
            <text:p>16</text:p>
          </table:table-cell>
          <table:table-cell/>
          <table:table-cell office:value-type="string" calcext:value-type="string">
            <text:p>Syria and Russia insist that it was the work of the Syrian rebel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10</text:p>
          </table:table-cell>
          <table:table-cell office:value-type="float" office:value="17" calcext:value-type="float">
            <text:p>17</text:p>
          </table:table-cell>
          <table:table-cell office:value-type="string" calcext:value-type="string">
            <text:p>----</text:p>
          </table:table-cell>
          <table:table-cell office:value-type="string" calcext:value-type="string">
            <text:p>Мировое сообщество требовало от сирийского руководства - в соответствии с договоренностью , достигнутой при посредничестве России , - уничтожить или привести в нерабочее состояние все мощности для производства снарядов , отравляющих газов и жидкостей и для заполнения снарядов этими веществами .</text:p>
          </table:table-cell>
        </table:table-row>
        <table:table-row table:style-name="ro3">
          <table:table-cell office:value-type="string" calcext:value-type="string">
            <text:p>doc110</text:p>
          </table:table-cell>
          <table:table-cell office:value-type="float" office:value="17" calcext:value-type="float">
            <text:p>17</text:p>
          </table:table-cell>
          <table:table-cell office:value-type="string" calcext:value-type="string">
            <text:p>----</text:p>
          </table:table-cell>
          <table:table-cell office:value-type="string" calcext:value-type="string">
            <text:p>The world community required from Syrian leadership - in accordance with the agreement achieved through the mediation of Russia, - to destroy or disable all capacities for the production of rounds, poisonous gases and liquids and for loading rounds with those substanc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7" calcext:value-type="float">
            <text:p>17</text:p>
          </table:table-cell>
          <table:table-cell/>
          <table:table-cell office:value-type="string" calcext:value-type="string">
            <text:p>According to the agreement mediated by Russia , the world community demanded from the Syrian leadership to destroy or render inoperable all opportunities for the production of shells, toxic gases, and liquids for filling shells with these substances.</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the global community has demanded that the syrian leadership act in accordance with the agreement reached by mediated by russia , <text:s/>to destroy or lead in the disabling all facilities for the production of shells , toxic gases and liquids and shells for filling in these substances .</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In accordance with the agreement, reached by Russian mediation, the world community demanded from the syrian leadership to destroy or lead in inoperable all capacity for the production of shells , toxic gases, liquids and shells for filling in these substances .</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the world community has demanded from the syrian leadership, in accordance with the agreement reached and mediated by russia , is to destroy or bring to inoperable conditions all capacity for the production of shells , toxic gases and liquids and shells for filling in these substances .</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The world community demanded that the Syrian leadership, as was agreed with help of Russian mediation, destroy or lead in inoperable all facilities for the production of shells, toxic gases and liquids, as well as facilities for filling the shells with those substances.</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the world community has demanded from the syrian leadership is in accordance with the agreement reached by mediated by russia , is to destroy or lead in inoperable all capacity for the production of shells , toxic gases and liquids and shells for filling in these substances .</text:p>
          </table:table-cell>
        </table:table-row>
        <table:table-row table:style-name="ro3">
          <table:table-cell office:value-type="string" calcext:value-type="string">
            <text:p>doc110</text:p>
          </table:table-cell>
          <table:table-cell office:value-type="float" office:value="17" calcext:value-type="float">
            <text:p>17</text:p>
          </table:table-cell>
          <table:table-cell/>
          <table:table-cell office:value-type="string" calcext:value-type="string">
            <text:p>The world community has demanded from the Syrian leadership that it is in accordance with the agreement reached and mediated by Russia which is to destroy or make inoperable all capacity for the production of shells, toxic gases and liquids and shells for filling in these substances.</text:p>
          </table:table-cell>
        </table:table-row>
        <table:table-row table:style-name="ro2">
          <table:table-cell office:value-type="string" calcext:value-type="string">
            <text:p>doc110</text:p>
          </table:table-cell>
          <table:table-cell office:value-type="float" office:value="17" calcext:value-type="float">
            <text:p>17</text:p>
          </table:table-cell>
          <table:table-cell/>
          <table:table-cell office:value-type="string" calcext:value-type="string">
            <text:p>The world community has demanded that Syrian leadership reach an accordance with Russia, and to destroy or make inoperable all ability to produce shells, toxic gases, and liquids for filling in these substanc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8" calcext:value-type="float">
            <text:p>18</text:p>
          </table:table-cell>
          <table:table-cell office:value-type="string" calcext:value-type="string">
            <text:p>----</text:p>
          </table:table-cell>
          <table:table-cell office:value-type="string" calcext:value-type="string">
            <text:p>Теперь , когда этот этап пройден , следующим шагом должно стать уничтожение уже имеющегося у сирийской армии химоружия .</text:p>
          </table:table-cell>
        </table:table-row>
        <table:table-row table:style-name="ro1">
          <table:table-cell office:value-type="string" calcext:value-type="string">
            <text:p>doc110</text:p>
          </table:table-cell>
          <table:table-cell office:value-type="float" office:value="18" calcext:value-type="float">
            <text:p>18</text:p>
          </table:table-cell>
          <table:table-cell office:value-type="string" calcext:value-type="string">
            <text:p>----</text:p>
          </table:table-cell>
          <table:table-cell office:value-type="string" calcext:value-type="string">
            <text:p>Now, when this phase is over, the next step must be to destroy the chemical weapons already existing in the Syrian army.</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when this phase is complete, the next step must be to destroy the existing the Syrian army chemical weapons.</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 when this phase passed , the next step must be to destroy existing chemo-weapons possesed by the Syrian army .</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 when this phase passed , the next step must be to destroy existing the syrian army химоружия__khimoruzhiya .</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The next step must be the destruction of chemical weapon that Syrian army has .</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 when this phase has passed, the next step must be to destroy the chemical weapons that the Syrian army has.</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since this phase is over, the next step must be to destroy <text:s/>the existing Syrian army chemical weapons.</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Now that this stage is passed, the next step must be the destruction of existing chemical weapons existing in Syria.</text:p>
          </table:table-cell>
        </table:table-row>
        <table:table-row table:style-name="ro1">
          <table:table-cell office:value-type="string" calcext:value-type="string">
            <text:p>doc110</text:p>
          </table:table-cell>
          <table:table-cell office:value-type="float" office:value="18" calcext:value-type="float">
            <text:p>18</text:p>
          </table:table-cell>
          <table:table-cell/>
          <table:table-cell office:value-type="string" calcext:value-type="string">
            <text:p>when this phase passed , the next step must be to destroy the existing syrian army химоружия__khimoruzhiya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10</text:p>
          </table:table-cell>
          <table:table-cell office:value-type="float" office:value="19" calcext:value-type="float">
            <text:p>19</text:p>
          </table:table-cell>
          <table:table-cell office:value-type="string" calcext:value-type="string">
            <text:p>----</text:p>
          </table:table-cell>
          <table:table-cell office:value-type="string" calcext:value-type="string">
            <text:p>Предполагается , что в этом арсенале может быть более 1000 тонн нервно-паралитических отравляющих веществ , кожно-нарывного горчичного газа и других запрещенных химических веществ , хранящихся в нескольких десятках разных мест .</text:p>
          </table:table-cell>
        </table:table-row>
        <table:table-row table:style-name="ro2">
          <table:table-cell office:value-type="string" calcext:value-type="string">
            <text:p>doc110</text:p>
          </table:table-cell>
          <table:table-cell office:value-type="float" office:value="19" calcext:value-type="float">
            <text:p>19</text:p>
          </table:table-cell>
          <table:table-cell office:value-type="string" calcext:value-type="string">
            <text:p>----</text:p>
          </table:table-cell>
          <table:table-cell office:value-type="string" calcext:value-type="string">
            <text:p>It is assumed that in this arsenal may be more than 1,000 tons of neuroparalytic poisonous substances, skin blistering mustard gas and other banned chemical substances stored in several dozen different plac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arsenal could have more than 1,000 tons of toxic substances кожно-нарывного__kozhno-naryvnogo paralizing, mustard gas and other banned chemicals stored in several dozen different places.</text:p>
          </table:table-cell>
        </table:table-row>
        <table:table-row table:style-name="ro3">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could an arsenal of more than 1,000 tons of toxic substances кожно-нарывного__kozhno-naryvnogo нервно-паралитических__nervno-paraliticheskikh , mustard gas and other banned chemicals stored in several dozen different locations .</text:p>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in this arsenal could be more than 1,000 tons of toxic substances, skin penatrating chemicals, mustard gas and other banned chemicals stored in several dozen different places .</text:p>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arsenal could be more than 1,000 tons of toxic substances including kozhno-naryvnogo, nerve gas, mustard gas and other banned chemicals stored in several dozen different places.</text:p>
          </table:table-cell>
        </table:table-row>
        <table:table-row table:style-name="ro3">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could be arsenal with more than 1,000 tons of toxic substances кожно-нарывного__kozhno-naryvnogo нервно-паралитических__nervno-paraliticheskikh , mustard gas and other banned chemicals stored in several dozen different places .</text:p>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could be arsenal more than 1,000 tons of toxic substances кожно-нарывного__kozhno-naryvnogo нервно-паралитических__nervno-paraliticheskikh , mustard gas and other banned chemicals stored in several dozen different places .</text:p>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e arsenal might contain more than 1,000 tons of toxic substances including paralytic substances, mustard gas and other prohibited chemicals stored in several dozen different places.</text:p>
          </table:table-cell>
        </table:table-row>
        <table:table-row table:style-name="ro2">
          <table:table-cell office:value-type="string" calcext:value-type="string">
            <text:p>doc110</text:p>
          </table:table-cell>
          <table:table-cell office:value-type="float" office:value="19" calcext:value-type="float">
            <text:p>19</text:p>
          </table:table-cell>
          <table:table-cell/>
          <table:table-cell office:value-type="string" calcext:value-type="string">
            <text:p>It is assumed that this arsenal could contain more than 1,000 tons of toxic substances including nerve paralyzers, mustard gas, and other banned chemicals stored in several dozen different plac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0" calcext:value-type="float">
            <text:p>20</text:p>
          </table:table-cell>
          <table:table-cell office:value-type="string" calcext:value-type="string">
            <text:p>----</text:p>
          </table:table-cell>
          <table:table-cell office:value-type="string" calcext:value-type="string">
            <text:p>Для его уничтожения необходимо , чтобы ОЗХО и сирийские власти для начала согласовали график действий - на это отводится две недели .</text:p>
          </table:table-cell>
        </table:table-row>
        <table:table-row table:style-name="ro2">
          <table:table-cell office:value-type="string" calcext:value-type="string">
            <text:p>doc110</text:p>
          </table:table-cell>
          <table:table-cell office:value-type="float" office:value="20" calcext:value-type="float">
            <text:p>20</text:p>
          </table:table-cell>
          <table:table-cell office:value-type="string" calcext:value-type="string">
            <text:p>----</text:p>
          </table:table-cell>
          <table:table-cell office:value-type="string" calcext:value-type="string">
            <text:p>For its destruction it is essential that the OPCW and Syrian authorities for a start agree on a schedule of actions - two weeks are allocated for thi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0" calcext:value-type="float">
            <text:p>20</text:p>
          </table:table-cell>
          <table:table-cell/>
          <table:table-cell office:value-type="string" calcext:value-type="string">
            <text:p>To destruct them it is necessary for the OPCW and the Syrian authorities to agree upon the timetable of activities. Two weeks were allocated for that .</text:p>
          </table:table-cell>
        </table:table-row>
        <table:table-row table:style-name="ro1">
          <table:table-cell office:value-type="string" calcext:value-type="string">
            <text:p>doc110</text:p>
          </table:table-cell>
          <table:table-cell office:value-type="float" office:value="20" calcext:value-type="float">
            <text:p>20</text:p>
          </table:table-cell>
          <table:table-cell/>
          <table:table-cell office:value-type="string" calcext:value-type="string">
            <text:p>The opcw and syrian authorities have agreed upon a two week timetable .</text:p>
          </table:table-cell>
        </table:table-row>
        <table:table-row table:style-name="ro2">
          <table:table-cell office:value-type="string" calcext:value-type="string">
            <text:p>doc110</text:p>
          </table:table-cell>
          <table:table-cell office:value-type="float" office:value="20" calcext:value-type="float">
            <text:p>20</text:p>
          </table:table-cell>
          <table:table-cell/>
          <table:table-cell office:value-type="string" calcext:value-type="string">
            <text:p>For the destruction of the above arsenal, the OZHO and the Syrian authorities have two weeks to agree on their timetable of action.</text:p>
          </table:table-cell>
        </table:table-row>
        <table:table-row table:style-name="ro1">
          <table:table-cell office:value-type="string" calcext:value-type="string">
            <text:p>doc110</text:p>
          </table:table-cell>
          <table:table-cell office:value-type="float" office:value="20" calcext:value-type="float">
            <text:p>20</text:p>
          </table:table-cell>
          <table:table-cell/>
          <table:table-cell office:value-type="string" calcext:value-type="string">
            <text:p>for its destruction it is necessary to the opcw and the syrian authorities for the agreed timetable of action - it is two weeks .</text:p>
          </table:table-cell>
        </table:table-row>
        <table:table-row table:style-name="ro2">
          <table:table-cell office:value-type="string" calcext:value-type="string">
            <text:p>doc110</text:p>
          </table:table-cell>
          <table:table-cell office:value-type="float" office:value="20" calcext:value-type="float">
            <text:p>20</text:p>
          </table:table-cell>
          <table:table-cell/>
          <table:table-cell office:value-type="string" calcext:value-type="string">
            <text:p>It is necessary for the OPCW and the Syrian authorities to stay within the agreed timetable of action of two weeks for its destruction .</text:p>
          </table:table-cell>
        </table:table-row>
        <table:table-row table:style-name="ro1">
          <table:table-cell office:value-type="string" calcext:value-type="string">
            <text:p>doc110</text:p>
          </table:table-cell>
          <table:table-cell office:value-type="float" office:value="20" calcext:value-type="float">
            <text:p>20</text:p>
          </table:table-cell>
          <table:table-cell/>
          <table:table-cell office:value-type="string" calcext:value-type="string">
            <text:p>for its destruction is necessary to the opcw and the syrian authorities for the agreed timetable of action - it is two weeks .</text:p>
          </table:table-cell>
        </table:table-row>
        <table:table-row table:style-name="ro1">
          <table:table-cell office:value-type="string" calcext:value-type="string">
            <text:p>doc110</text:p>
          </table:table-cell>
          <table:table-cell office:value-type="float" office:value="20" calcext:value-type="float">
            <text:p>20</text:p>
          </table:table-cell>
          <table:table-cell/>
          <table:table-cell office:value-type="string" calcext:value-type="string">
            <text:p>For its destruction it is necessary that opcw and the Syrian authorities for the agreed timetable of action - it is two weeks .</text:p>
          </table:table-cell>
        </table:table-row>
        <table:table-row table:style-name="ro1">
          <table:table-cell office:value-type="string" calcext:value-type="string">
            <text:p>doc110</text:p>
          </table:table-cell>
          <table:table-cell office:value-type="float" office:value="20" calcext:value-type="float">
            <text:p>20</text:p>
          </table:table-cell>
          <table:table-cell/>
          <table:table-cell office:value-type="string" calcext:value-type="string">
            <text:p>The agreed upon time table between the OPCW and the Syrian authorities for its destruction is two week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1" calcext:value-type="float">
            <text:p>21</text:p>
          </table:table-cell>
          <table:table-cell office:value-type="string" calcext:value-type="string">
            <text:p>----</text:p>
          </table:table-cell>
          <table:table-cell office:value-type="string" calcext:value-type="string">
            <text:p>Руководитель полевых операций ОЗХО Джерри Смит заявил Би-би-си , что его инспекторы " лично наблюдали за уничтожением оборудования " .</text:p>
          </table:table-cell>
        </table:table-row>
        <table:table-row table:style-name="ro2">
          <table:table-cell office:value-type="string" calcext:value-type="string">
            <text:p>doc110</text:p>
          </table:table-cell>
          <table:table-cell office:value-type="float" office:value="21" calcext:value-type="float">
            <text:p>21</text:p>
          </table:table-cell>
          <table:table-cell office:value-type="string" calcext:value-type="string">
            <text:p>----</text:p>
          </table:table-cell>
          <table:table-cell office:value-type="string" calcext:value-type="string">
            <text:p>The supervisor of field operations of the OPCW Jerry Smith told the BBC that his inspectors "personally observed the destruction of equipment".</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pcw field operations jerry smith told the bbc that his inspectors " personally observed the destruction of the equipment .</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PCW field operations, Jerry Smith, told the BBC that his inspectors "personally watched the destruction of the equipment</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ZHO field operations Jerry Smith told the BBC that his inspectors "personally watched the destruction of the equipment."</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pcw field operations Jerry Smith told the BBC that his inspectors " personally watched the destruction of the equipment ."</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pcw field operations jerry smith told the bbc that his inspectors " personally watched the destruction of the equipment .</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the head of the opcw field operations jerry smith told the bbc that his inspectors " personally watched the destruction of the equipment .</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Head of Field Operations with OPCW, Jerry Smith, told the BBC that his inspectors "monitored the destruction of the equipment personally."</text:p>
          </table:table-cell>
        </table:table-row>
        <table:table-row table:style-name="ro2">
          <table:table-cell office:value-type="string" calcext:value-type="string">
            <text:p>doc110</text:p>
          </table:table-cell>
          <table:table-cell office:value-type="float" office:value="21" calcext:value-type="float">
            <text:p>21</text:p>
          </table:table-cell>
          <table:table-cell/>
          <table:table-cell office:value-type="string" calcext:value-type="string">
            <text:p>Head of OPCW Field Operations Jerry Smith told the BBC that his inspectors " personally watched the destruction of the equipment.</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22" calcext:value-type="float">
            <text:p>22</text:p>
          </table:table-cell>
          <table:table-cell office:value-type="string" calcext:value-type="string">
            <text:p>----</text:p>
          </table:table-cell>
          <table:table-cell office:value-type="string" calcext:value-type="string">
            <text:p>" У них теперь нет возможности вести дальнейшее производство или смешивание химического оружия " , - сказал он .</text:p>
          </table:table-cell>
        </table:table-row>
        <table:table-row table:style-name="ro1">
          <table:table-cell office:value-type="string" calcext:value-type="string">
            <text:p>doc110</text:p>
          </table:table-cell>
          <table:table-cell office:value-type="float" office:value="22" calcext:value-type="float">
            <text:p>22</text:p>
          </table:table-cell>
          <table:table-cell office:value-type="string" calcext:value-type="string">
            <text:p>----</text:p>
          </table:table-cell>
          <table:table-cell office:value-type="string" calcext:value-type="string">
            <text:p>"They now have no capability to conduct further production or mixing of chemical weapons," he said.</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Now they have no opportunity to continue production or mixing of chemical weapons,” he said .</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 Now they have no opportunity to conduct further production, or mixing chemical weapons , ” he said .</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 they no longer have the ability to produce or mix chemical weapons , ” he said .</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 now they have no opportunity to conduct further production or mixing chemical weapons , ” he said .</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And they now have no capability to conduct further production or mixing of chemical weapons", he said.</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 now they have no opportunity to conduct further production or mixing chemical weapons , ” he said .</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Now they have no opportunity to conduct further production or mixing of chemical weapons,” he said.</text:p>
          </table:table-cell>
        </table:table-row>
        <table:table-row table:style-name="ro1">
          <table:table-cell office:value-type="string" calcext:value-type="string">
            <text:p>doc110</text:p>
          </table:table-cell>
          <table:table-cell office:value-type="float" office:value="22" calcext:value-type="float">
            <text:p>22</text:p>
          </table:table-cell>
          <table:table-cell/>
          <table:table-cell office:value-type="string" calcext:value-type="string">
            <text:p>“Now they have no opportunity to conduct further production or mix chemical weapons, ” he said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3" calcext:value-type="float">
            <text:p>23</text:p>
          </table:table-cell>
          <table:table-cell office:value-type="string" calcext:value-type="string">
            <text:p>----</text:p>
          </table:table-cell>
          <table:table-cell office:value-type="string" calcext:value-type="string">
            <text:p>В заявлении ОЗХО говорится , что инспекторы посетили 21 из 23 объектов в Сирии и убедились в том , что заводы по производству снарядов и отравляющих веществ либо разрушены , либо приведены в негодность .</text:p>
          </table:table-cell>
        </table:table-row>
        <table:table-row table:style-name="ro2">
          <table:table-cell office:value-type="string" calcext:value-type="string">
            <text:p>doc110</text:p>
          </table:table-cell>
          <table:table-cell office:value-type="float" office:value="23" calcext:value-type="float">
            <text:p>23</text:p>
          </table:table-cell>
          <table:table-cell office:value-type="string" calcext:value-type="string">
            <text:p>----</text:p>
          </table:table-cell>
          <table:table-cell office:value-type="string" calcext:value-type="string">
            <text:p>The statement of the OPCW says that inspectors visited 21 of 23 facilities in Syria and made sure that factories producing rounds and poisonous substances either were destroyed or disabled.</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 statement, the OPCW said its inspectors visited 21 of the 23 sites in Syria and were convinced the factories that manufacture shells and toxic substances, were either destroyed or are being destroyed.</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 statement , the opcw said its inspectors visited 21 of the 23 sites in syria and convinced the factories that the manufacturing of shells and toxic substances , should either destroyed or brought to order .</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ir statement , the opcw said its inspectors visited 21 of the 23 sites in syria and convinced us factories on manufacture of shells and toxic substances , either destroyed or are in order .</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 statement, the OZHO said that its inspectors visited 21 of the 23 sites in Syria to make sure that factories where shells and toxic substances are manifactured are either destroyed or are out of order.</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its statement, the OPCW said its inspectors visited 21 of the 23 sites in Syria and were convinced that the factories for manufacturing of shells and toxic substances were either destroyed or rendered non-functional.</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 statement , the opcw said its inspectors visited 21 of the 23 sites in syria and convinced us factories on manufacture of shells and toxic substances , either destroyed or are in order .</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 statement , the opcw said its inspectors visited 21 of the 23 sites in Syria and convinced that factories for manufacturing <text:s/>shells and toxic substances , either destroyed or are in order .</text:p>
          </table:table-cell>
        </table:table-row>
        <table:table-row table:style-name="ro2">
          <table:table-cell office:value-type="string" calcext:value-type="string">
            <text:p>doc110</text:p>
          </table:table-cell>
          <table:table-cell office:value-type="float" office:value="23" calcext:value-type="float">
            <text:p>23</text:p>
          </table:table-cell>
          <table:table-cell/>
          <table:table-cell office:value-type="string" calcext:value-type="string">
            <text:p>In their statement , the OPCW said its inspectors visited 21 of the 23 sites in Syria and were convinced that the factories manufacturing shells and toxic substances were either destroyed or are in order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4" calcext:value-type="float">
            <text:p>24</text:p>
          </table:table-cell>
          <table:table-cell office:value-type="string" calcext:value-type="string">
            <text:p>----</text:p>
          </table:table-cell>
          <table:table-cell office:value-type="string" calcext:value-type="string">
            <text:p>Оставшиеся два объекта слишком опасны , чтобы проводить там инспекцию , говорится в документе , но оборудование оттуда было перевезено и проверено специалистами ОЗХО .</text:p>
          </table:table-cell>
        </table:table-row>
        <table:table-row table:style-name="ro2">
          <table:table-cell office:value-type="string" calcext:value-type="string">
            <text:p>doc110</text:p>
          </table:table-cell>
          <table:table-cell office:value-type="float" office:value="24" calcext:value-type="float">
            <text:p>24</text:p>
          </table:table-cell>
          <table:table-cell office:value-type="string" calcext:value-type="string">
            <text:p>----</text:p>
          </table:table-cell>
          <table:table-cell office:value-type="string" calcext:value-type="string">
            <text:p>The remaining two facilities are too dangerous to conduct an inspection there, it says in the document, but the equipment from there was transported and inspected by OPCW specialist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sites were too dangerous to carry out an inspection according to the document, but the equipment was carried out and inspected by OPCW specialists .</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objects were too dangerous to carry out an inspection, the document says, but the equipment was carried out and inspected by specialists of the OPCW.</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objects too dangerous to carry out an inspection , the document says , but the equipment was carried out and inspected by specialists of the opcw .</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facilities are too dangerous to carry out an inspection, the document states, but its equipment was carried out and inspected by OPCW specialists .</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sites where too dangerous to carry out an inspection , the document says , but the equipment was carried out and inspected by opcw specialists .</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objects are too dangerous to carry out an inspection, the report says, but the equipment was moved and inspected by specialists of the OZHO.</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documents said that the remaining two objects are too dangerous to carry out an inspection , but the equipment was carried out and inspected by specialists of the opcw .</text:p>
          </table:table-cell>
        </table:table-row>
        <table:table-row table:style-name="ro2">
          <table:table-cell office:value-type="string" calcext:value-type="string">
            <text:p>doc110</text:p>
          </table:table-cell>
          <table:table-cell office:value-type="float" office:value="24" calcext:value-type="float">
            <text:p>24</text:p>
          </table:table-cell>
          <table:table-cell/>
          <table:table-cell office:value-type="string" calcext:value-type="string">
            <text:p>the remaining two missions are too dangerous to carry out an inspection , the document says , but the equipment was carried out and inspected by specialists of the opcw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5" calcext:value-type="float">
            <text:p>25</text:p>
          </table:table-cell>
          <table:table-cell office:value-type="string" calcext:value-type="string">
            <text:p>----</text:p>
          </table:table-cell>
          <table:table-cell office:value-type="string" calcext:value-type="string">
            <text:p>По словам Смита , процесс уничтожения инфраструктуры по производству химоружия был " особенно непрост " , так как работать пришлось в условиях продолжающегося конфликта .</text:p>
          </table:table-cell>
        </table:table-row>
        <table:table-row table:style-name="ro2">
          <table:table-cell office:value-type="string" calcext:value-type="string">
            <text:p>doc110</text:p>
          </table:table-cell>
          <table:table-cell office:value-type="float" office:value="25" calcext:value-type="float">
            <text:p>25</text:p>
          </table:table-cell>
          <table:table-cell office:value-type="string" calcext:value-type="string">
            <text:p>----</text:p>
          </table:table-cell>
          <table:table-cell office:value-type="string" calcext:value-type="string">
            <text:p>According to Smith, the process of destroying the infrastructure for the production of chemical weapons was "especially difficult" since it was necessary to work under conditions of an ongoing conflict.</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 the process of destruction of infrastructure for the production was especially химоружия__khimoruzhiya " непрост__neprost " as work had in the ongoing conflict .</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 the process of destruction the chemical weapon was <text:s/>" very difficult" because they had to work in the ongoing conflict .</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 the destruction process of the production infrastructure was especially complex, as any work was in the ongoing conflict .</text:p>
          </table:table-cell>
        </table:table-row>
        <table:table-row table:style-name="ro1">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the process of destroying the production infrastructure was especially difficult due to the ongoing conflict.</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 the process of destruction of infrastructure for the production was especially химоружия__khimoruzhiya " непрост__neprost " as work had in the ongoing conflict .</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 the process of destruction of infrastructure for the production of chemo-weapons was "especailly not easy " as work had to be done during the ongoing conflict .</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the process of destruction of infrastructure for chemical weapons production was <text:s/>"not easy" as work had to be cariied out in the ongoing conflict.</text:p>
          </table:table-cell>
        </table:table-row>
        <table:table-row table:style-name="ro2">
          <table:table-cell office:value-type="string" calcext:value-type="string">
            <text:p>doc110</text:p>
          </table:table-cell>
          <table:table-cell office:value-type="float" office:value="25" calcext:value-type="float">
            <text:p>25</text:p>
          </table:table-cell>
          <table:table-cell/>
          <table:table-cell office:value-type="string" calcext:value-type="string">
            <text:p>According to Smith, the process of destruction of infrastructure for the production of chemical weapons as "especially challenging" as the works had to be performed during an ongoing conflict.</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6" calcext:value-type="float">
            <text:p>26</text:p>
          </table:table-cell>
          <table:table-cell office:value-type="string" calcext:value-type="string">
            <text:p>----</text:p>
          </table:table-cell>
          <table:table-cell office:value-type="string" calcext:value-type="string">
            <text:p>В начале октября ОЗХО получила Нобелевскую премию мира , однако , по словам Смита , времени отпраздновать это у инспекторов пока не нашлось - они были слишком заняты работой .</text:p>
          </table:table-cell>
        </table:table-row>
        <table:table-row table:style-name="ro2">
          <table:table-cell office:value-type="string" calcext:value-type="string">
            <text:p>doc110</text:p>
          </table:table-cell>
          <table:table-cell office:value-type="float" office:value="26" calcext:value-type="float">
            <text:p>26</text:p>
          </table:table-cell>
          <table:table-cell office:value-type="string" calcext:value-type="string">
            <text:p>----</text:p>
          </table:table-cell>
          <table:table-cell office:value-type="string" calcext:value-type="string">
            <text:p>In the beginning of October the OPCW received the Nobel Peace Prize, however, according to Smith, so far inspectors found no time to celebrate this - they were too busy with work.</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the OPCW was awarded the Nobel peace prize, however; according to Smith, the inspectors have not had time to celebrate yet - they were too busy with work.</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 the opcw was awarded the nobel peace prize , however , according to smith , inspectors have not yet found time to celebrate - they were too busy with work .</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the OPCW was awarded the Nobel Peace Prize; however, according to Smith, inspectors have not had any time to celebrate it as they were too busy working.</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 the opcw was awarded the nobel peace prize , however , according to smith , they have not found time to celebrate as they have been too busy with work.</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the OZHO was awarded the Nobel Peace Prize, however, according to Smith , he inspectors have not yet found time to celebrate this--they were too busy with work.</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 the opcw was awarded the nobel peace prize , however , according to smith , it is time to celebrate the inspectors have not yet been found - they were too busy with work .</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 the OPCW was awarded the Nobel Peace Prize. According to Smith, however, at the time of the celebration the inspectors were nowhere to be found - they were too busy with work .</text:p>
          </table:table-cell>
        </table:table-row>
        <table:table-row table:style-name="ro2">
          <table:table-cell office:value-type="string" calcext:value-type="string">
            <text:p>doc110</text:p>
          </table:table-cell>
          <table:table-cell office:value-type="float" office:value="26" calcext:value-type="float">
            <text:p>26</text:p>
          </table:table-cell>
          <table:table-cell/>
          <table:table-cell office:value-type="string" calcext:value-type="string">
            <text:p>In early october , the opcw was awarded the nobel peace prize . However , according to Smith , the inspectors did not have time to celebrate it - they were too busy with work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0" calcext:value-type="float">
            <text:p>0</text:p>
          </table:table-cell>
          <table:table-cell office:value-type="string" calcext:value-type="string">
            <text:p>----</text:p>
          </table:table-cell>
          <table:table-cell office:value-type="string" calcext:value-type="string">
            <text:p>Джон Керри говорит в своем беспрецедентном признании , что шпионаж США « зашел неподобающе далеко »</text:p>
          </table:table-cell>
        </table:table-row>
        <table:table-row table:style-name="ro1">
          <table:table-cell office:value-type="string" calcext:value-type="string">
            <text:p>doc130</text:p>
          </table:table-cell>
          <table:table-cell office:value-type="float" office:value="0" calcext:value-type="float">
            <text:p>0</text:p>
          </table:table-cell>
          <table:table-cell office:value-type="string" calcext:value-type="string">
            <text:p>----</text:p>
          </table:table-cell>
          <table:table-cell office:value-type="string" calcext:value-type="string">
            <text:p>John Kerry says US spying has "reached too far inappropriately" in unprecedented admission</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recognition that the usa's espionage <text:s/>“ went too far"</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recognition that USA espionage "went far nepodobayushche"</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statement that US espionage “has gone too far"</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an unprecedented recognition that American espionage "went too far."</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recognition that spying in USA “ has gone to far »</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acknowledgment that American espionage “has gone too far"</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recognition that espionage usa “ went far неподобающе__nepodobayushche »</text:p>
          </table:table-cell>
        </table:table-row>
        <table:table-row table:style-name="ro1">
          <table:table-cell office:value-type="string" calcext:value-type="string">
            <text:p>doc130</text:p>
          </table:table-cell>
          <table:table-cell office:value-type="float" office:value="0" calcext:value-type="float">
            <text:p>0</text:p>
          </table:table-cell>
          <table:table-cell/>
          <table:table-cell office:value-type="string" calcext:value-type="string">
            <text:p>john kerry says in his unprecedented recognition that espionage usa “ went way too far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 calcext:value-type="float">
            <text:p>1</text:p>
          </table:table-cell>
          <table:table-cell office:value-type="string" calcext:value-type="string">
            <text:p>----</text:p>
          </table:table-cell>
          <table:table-cell office:value-type="string" calcext:value-type="string">
            <text:p>Джон Керри продемонстрировал смягчение тактики защиты программ слежения США , сделав беспрецедентное признание , что в некоторых случаях шпионаж США « зашел неподобающе далеко » .</text:p>
          </table:table-cell>
        </table:table-row>
        <table:table-row table:style-name="ro2">
          <table:table-cell office:value-type="string" calcext:value-type="string">
            <text:p>doc130</text:p>
          </table:table-cell>
          <table:table-cell office:value-type="float" office:value="1" calcext:value-type="float">
            <text:p>1</text:p>
          </table:table-cell>
          <table:table-cell office:value-type="string" calcext:value-type="string">
            <text:p>----</text:p>
          </table:table-cell>
          <table:table-cell office:value-type="string" calcext:value-type="string">
            <text:p>John Kerry has indicated a softening of the U.S's defensive stance on its surveillance programmes with an unprecedented admission that on occasions its spying has "reached too far inappropriately."</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to protect USA tracking programs , making an unprecedented acknowledgment that in some cases , USA spying " has gone to far . ”</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to protect u.s. tracking programs , making an unprecedented acknowledgment that in some cases , us spying " went far неподобающе__nepodobayushche . ”</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of tactics to protect US tracking programs by making an unprecedented acknowledgment that in some cases. American espionage "has gone too far . ”</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to protect U.S. tracking programs, making an unprecedented acknowledgment that in some cases, us spying "went far nepodobayushche."</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of the US surveillance programs, making an unprecedented statement that in some cases <text:s/>US spying "has gone too far.”</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promoted easing tactics to protect U.S. tracking programs, making an unprecedented acknowledgment that in some cases, U.S. spying " went too far.”</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to protect u.s. tracking programs , making an unprecedented acknowledgment that in some cases , u.s spying " went way too far. ”</text:p>
          </table:table-cell>
        </table:table-row>
        <table:table-row table:style-name="ro2">
          <table:table-cell office:value-type="string" calcext:value-type="string">
            <text:p>doc130</text:p>
          </table:table-cell>
          <table:table-cell office:value-type="float" office:value="1" calcext:value-type="float">
            <text:p>1</text:p>
          </table:table-cell>
          <table:table-cell/>
          <table:table-cell office:value-type="string" calcext:value-type="string">
            <text:p>john kerry demonstrated easing tactics to protect u.s. tracking programs , making an unprecedented acknowledgment that in some cases , us spying " went far went too far.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 calcext:value-type="float">
            <text:p>2</text:p>
          </table:table-cell>
          <table:table-cell office:value-type="string" calcext:value-type="string">
            <text:p>----</text:p>
          </table:table-cell>
          <table:table-cell office:value-type="string" calcext:value-type="string">
            <text:p>Госсекретарь также признал , что виновен , наряду с Бараком Обамой , в том , что был « на автопилоте » во время появления громких разоблачений Эдварда Сноудена о шпионской деятельности АНБ .</text:p>
          </table:table-cell>
        </table:table-row>
        <table:table-row table:style-name="ro2">
          <table:table-cell office:value-type="string" calcext:value-type="string">
            <text:p>doc130</text:p>
          </table:table-cell>
          <table:table-cell office:value-type="float" office:value="2" calcext:value-type="float">
            <text:p>2</text:p>
          </table:table-cell>
          <table:table-cell office:value-type="string" calcext:value-type="string">
            <text:p>----</text:p>
          </table:table-cell>
          <table:table-cell office:value-type="string" calcext:value-type="string">
            <text:p>The Secretary of State also admitted that he'd been guilty, along with Barack Obama, of being on "automatic pilot" as incendiary revelations from whistleblower Edward Snowden about the NSA's spying activities emerged.</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ong with Barack Obama, also acknowledged this mistake, that they have been “on autopilot ” since the appearance of the high-profile revelations by Edward Snowden about the espionage activities of the NSA .</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that the guilty , along with barack obama , who have been “ on autopilot ” during the appearance of the high-profile revelations by edward Snowden about the espionage activities in the nsa .</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that he was guilty, along with Barack Obama of being “on autopilot ” when Edward Snowden's high-profile disclosures of NSA espionage activities appeared.</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The secretary also acknowledged that he is guilty <text:s/>along with barack obama , that he was “on autopilot ” during the appearance of the high-profile revelations by Edward Snouden about spying activities of the nsa .</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that the guilty , along with barack obama , that had been “ on autopilot ” during the appearance of the high-profile revelations made by edward snowden about the espionage activities of the nsa .</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that the guilty , along with barack obama , that has been “ on autopilot ” during the appearance of the high-profile revelations by edward сноудена__snoudena about the espionage activities of the nsa .</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his guilt along with Barack Obama in that he has been “on autopilot” during the appearance of the high-profile information about Edward Snowden and the NSA espionage activities.</text:p>
          </table:table-cell>
        </table:table-row>
        <table:table-row table:style-name="ro2">
          <table:table-cell office:value-type="string" calcext:value-type="string">
            <text:p>doc130</text:p>
          </table:table-cell>
          <table:table-cell office:value-type="float" office:value="2" calcext:value-type="float">
            <text:p>2</text:p>
          </table:table-cell>
          <table:table-cell/>
          <table:table-cell office:value-type="string" calcext:value-type="string">
            <text:p>The secretary also acknowledged that the guilty, along with Barack Obama, has been "on autopilot" during the appearance of the high-profile revelations by Edward Snowden about the espionage activities of the NSA.</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3" calcext:value-type="float">
            <text:p>3</text:p>
          </table:table-cell>
          <table:table-cell office:value-type="string" calcext:value-type="string">
            <text:p>----</text:p>
          </table:table-cell>
          <table:table-cell office:value-type="string" calcext:value-type="string">
            <text:p>Эти утечки информации поставили правительство США в центр дипломатического скандала со своими союзниками .</text:p>
          </table:table-cell>
        </table:table-row>
        <table:table-row table:style-name="ro1">
          <table:table-cell office:value-type="string" calcext:value-type="string">
            <text:p>doc130</text:p>
          </table:table-cell>
          <table:table-cell office:value-type="float" office:value="3" calcext:value-type="float">
            <text:p>3</text:p>
          </table:table-cell>
          <table:table-cell office:value-type="string" calcext:value-type="string">
            <text:p>----</text:p>
          </table:table-cell>
          <table:table-cell office:value-type="string" calcext:value-type="string">
            <text:p>The leaks have put the US government at the centre of a diplomatic storm with its allie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of information have put the US government at the center of a diplomatic scandal with its allies .</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 .</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of information have put the us government at the center of a diplomatic scandal with its allies.</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 .</text:p>
          </table:table-cell>
        </table:table-row>
        <table:table-row table:style-name="ro1">
          <table:table-cell office:value-type="string" calcext:value-type="string">
            <text:p>doc130</text:p>
          </table:table-cell>
          <table:table-cell office:value-type="float" office:value="3" calcext:value-type="float">
            <text:p>3</text:p>
          </table:table-cell>
          <table:table-cell/>
          <table:table-cell office:value-type="string" calcext:value-type="string">
            <text:p>these leaks have put the us government at the center of a diplomatic scandal with its alli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4">
          <table:table-cell office:value-type="string" calcext:value-type="string">
            <text:p>doc130</text:p>
          </table:table-cell>
          <table:table-cell office:value-type="float" office:value="4" calcext:value-type="float">
            <text:p>4</text:p>
          </table:table-cell>
          <table:table-cell office:value-type="string" calcext:value-type="string">
            <text:p>----</text:p>
          </table:table-cell>
          <table:table-cell office:value-type="string" calcext:value-type="string">
            <text:p>Выступая по видеосвязи на открытой правительственной конференции в Лондоне , г-н Керри сказал : « Нет сомнений , что президент и я , а также другие члены правительства на самом деле восприняли некоторые происходящие вещи на автопилоте , потому что такая возможность уже существовала — и во время Второй мировой войны , и в очень трудные годы холодной войны , и , конечно , 11 сентября » .</text:p>
          </table:table-cell>
        </table:table-row>
        <table:table-row table:style-name="ro3">
          <table:table-cell office:value-type="string" calcext:value-type="string">
            <text:p>doc130</text:p>
          </table:table-cell>
          <table:table-cell office:value-type="float" office:value="4" calcext:value-type="float">
            <text:p>4</text:p>
          </table:table-cell>
          <table:table-cell office:value-type="string" calcext:value-type="string">
            <text:p>----</text:p>
          </table:table-cell>
          <table:table-cell office:value-type="string" calcext:value-type="string">
            <text:p>Speaking to an open government conference in London via video link, Mr Kerry said: "There is no question that the President and I and others in government have actually learned of some things that had been happening on an automatic pilot because the ability has been there, going back to World War Two and to the very difficult years of the Cold War, and then, of course, 9/11."</text:p>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on open government conference in london , mr kerry said : “ there is no doubt that the president and i , as well as other members of the government actually took some things happening on autopilot , because that possibility already existed — and during the second world war , and in the very difficult years of the cold war , and , of course , september 11 . ”</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at the open government conference in London , Mr. Kerry said: “There is no doubt that the President and I, as well as other members of the government actually took some things happening on autopilot, because that possibility already existed — during the Second World War, in the very difficult years of the Cold War, and, of course, on September 11.”</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kn on the open government conference in London , mr. Kerry said : “ Without a doubt that the president and I , as well as other members of the government actually took some things on autopilot , because that possibility already existed — during the World War 2 , the very difficult years of the Cold War <text:s/>and <text:s/>september 11 . ”</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at an open government conference in london , mr kerry said : “ there is no doubt that the president and i , as well as other members of the government actually took some things happening on autopilot , because that possibility already existed — and during the second world war , and in the very difficult years of the cold war , and , of course , september 11th . ”</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on an open government conference in london , Mr. kerry said : “ there is no doubt that the president and I, as well as other members of the government actually analyzed some things happening on autopilot , because that possibility already existed — during the second world war , in the very difficult years of the cold war , and , of course , september 11 . ”</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in an open government conference in London, Mr. Kerry said : “ There is no doubt that the president and I, as well as other members of the government, actually handled some events on autopilot, because that possibility already existed — as it did during the second World War, and in the very difficult years of the Cold War, and of course, September 11 . ”</text:p>
          </table:table-cell>
        </table:table-row>
        <table:table-row table:style-name="ro4">
          <table:table-cell office:value-type="string" calcext:value-type="string">
            <text:p>doc130</text:p>
          </table:table-cell>
          <table:table-cell office:value-type="float" office:value="4" calcext:value-type="float">
            <text:p>4</text:p>
          </table:table-cell>
          <table:table-cell/>
          <table:table-cell office:value-type="string" calcext:value-type="string">
            <text:p>During his speech via video call at the open government conference in London, Mr. kerry said: “ There is no doubt that the president and I, as well as other members of the government, actually took some things that were happening on autopilot, because such possibility already existed — during the second world war, and in the very difficult years of the cold war, and ,of course, on September 11.”</text:p>
          </table:table-cell>
        </table:table-row>
        <table:table-row table:style-name="ro3">
          <table:table-cell office:value-type="string" calcext:value-type="string">
            <text:p>doc130</text:p>
          </table:table-cell>
          <table:table-cell office:value-type="float" office:value="4" calcext:value-type="float">
            <text:p>4</text:p>
          </table:table-cell>
          <table:table-cell/>
          <table:table-cell office:value-type="string" calcext:value-type="string">
            <text:p>Speaking via video link on open government conference in london, mr kerry said: "there is no doubt that the president and I, as well as other members of the government actually took some things happening on autopilot, because that possibility already existed — and during the second world war, and in the very difficult years of the cold war, and, of course, september 11."</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5" calcext:value-type="float">
            <text:p>5</text:p>
          </table:table-cell>
          <table:table-cell office:value-type="string" calcext:value-type="string">
            <text:p>----</text:p>
          </table:table-cell>
          <table:table-cell office:value-type="string" calcext:value-type="string">
            <text:p>Затем он стал первым высокопоставленным членом правительства США , признавшим , что шпионаж США зашел слишком далеко , но подчеркнул , что ничьи права не были нарушены .</text:p>
          </table:table-cell>
        </table:table-row>
        <table:table-row table:style-name="ro2">
          <table:table-cell office:value-type="string" calcext:value-type="string">
            <text:p>doc130</text:p>
          </table:table-cell>
          <table:table-cell office:value-type="float" office:value="5" calcext:value-type="float">
            <text:p>5</text:p>
          </table:table-cell>
          <table:table-cell office:value-type="string" calcext:value-type="string">
            <text:p>----</text:p>
          </table:table-cell>
          <table:table-cell office:value-type="string" calcext:value-type="string">
            <text:p>He then became the first high-ranking member of the U.S government to admit that US spying had crossed the line, but emphasised that no one's rights had been abused.</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the US espionage has gone too far, but stressed that no individual rights were violated.</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American espionage has gone too far, but stressed that no individual rights were violated .</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the us espionage has gone too far , but stressed that individual rights were not violated .</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the US espionage has gone too far but stressed that individual rights were not violated.</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the US espionage has gone too far, but stressed that individual rights were not violated.</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who recognized <text:s/>that the spying in the US <text:s/>has gone too far , but noted that individual rights were not violated .</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to recognize that the us espionage has gone too far , but stressed that individual rights were not violated .</text:p>
          </table:table-cell>
        </table:table-row>
        <table:table-row table:style-name="ro2">
          <table:table-cell office:value-type="string" calcext:value-type="string">
            <text:p>doc130</text:p>
          </table:table-cell>
          <table:table-cell office:value-type="float" office:value="5" calcext:value-type="float">
            <text:p>5</text:p>
          </table:table-cell>
          <table:table-cell/>
          <table:table-cell office:value-type="string" calcext:value-type="string">
            <text:p>then he became the first senior member of the government of the united states who recognized that the us espionage has gone too far , but stressed that individual rights were not violated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6" calcext:value-type="float">
            <text:p>6</text:p>
          </table:table-cell>
          <table:table-cell office:value-type="string" calcext:value-type="string">
            <text:p>----</text:p>
          </table:table-cell>
          <table:table-cell office:value-type="string" calcext:value-type="string">
            <text:p>Он сказал : « В некоторых случаях это зашло неподобающе далеко .</text:p>
          </table:table-cell>
        </table:table-row>
        <table:table-row table:style-name="ro1">
          <table:table-cell office:value-type="string" calcext:value-type="string">
            <text:p>doc130</text:p>
          </table:table-cell>
          <table:table-cell office:value-type="float" office:value="6" calcext:value-type="float">
            <text:p>6</text:p>
          </table:table-cell>
          <table:table-cell office:value-type="string" calcext:value-type="string">
            <text:p>----</text:p>
          </table:table-cell>
          <table:table-cell office:value-type="string" calcext:value-type="string">
            <text:p>He said: "In some cases, it has reached too far inappropriately."</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In some cases it has gone too far.</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 “In some cases this has gonr too far."</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 “ in some cases this has come far неподобающе__nepodobayushche .</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in some cases this has come far nepodobayushche.</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 “ In some cases it was unacceptable."</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 in some cases it has gone too far .</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 “ in some cases this has come way too far.</text:p>
          </table:table-cell>
        </table:table-row>
        <table:table-row table:style-name="ro1">
          <table:table-cell office:value-type="string" calcext:value-type="string">
            <text:p>doc130</text:p>
          </table:table-cell>
          <table:table-cell office:value-type="float" office:value="6" calcext:value-type="float">
            <text:p>6</text:p>
          </table:table-cell>
          <table:table-cell/>
          <table:table-cell office:value-type="string" calcext:value-type="string">
            <text:p>He said: “In some cases this has gone too far.</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7" calcext:value-type="float">
            <text:p>7</text:p>
          </table:table-cell>
          <table:table-cell office:value-type="string" calcext:value-type="string">
            <text:p>----</text:p>
          </table:table-cell>
          <table:table-cell office:value-type="string" calcext:value-type="string">
            <text:p>И президент полон решимости пролить свет на данный вопрос и объясниться перед людьми , и сейчас проводит тщательный анализ для того , чтобы ни у кого не было ощущения злоупотреблений .</text:p>
          </table:table-cell>
        </table:table-row>
        <table:table-row table:style-name="ro2">
          <table:table-cell office:value-type="string" calcext:value-type="string">
            <text:p>doc130</text:p>
          </table:table-cell>
          <table:table-cell office:value-type="float" office:value="7" calcext:value-type="float">
            <text:p>7</text:p>
          </table:table-cell>
          <table:table-cell office:value-type="string" calcext:value-type="string">
            <text:p>----</text:p>
          </table:table-cell>
          <table:table-cell office:value-type="string" calcext:value-type="string">
            <text:p>And the President is determined to try to clarify and make clear for people and is now doing a thorough review in order that nobody will have the sense of abuse.</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is question and explain to people, and now conducts a thorough analysis to ensure that no one has the feeling of abuse.</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is question and make a statement to people, and now he conducts a thorough analysis to ensure that no one feels abused.</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is question and explain it to people , and now is now conducting a thorough analysis to ensure that no one feels abused .</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e current question and explain to the people , and now conducts a thorough analysis to ensure that no one has the feeling of abuse .</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the light on this question and explain to people. And now conducts a thorough analysis to ensure that no one has the feeling of abuse .</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is question and explain to people , and now conducts a thorough analysis to ensure that no one has the feeling of abuse .</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And the president is determined to shed light on this issue and explain everything to the people. Now he is conducting a thorough analysis to ensure that no one feels like he or she was abused.</text:p>
          </table:table-cell>
        </table:table-row>
        <table:table-row table:style-name="ro2">
          <table:table-cell office:value-type="string" calcext:value-type="string">
            <text:p>doc130</text:p>
          </table:table-cell>
          <table:table-cell office:value-type="float" office:value="7" calcext:value-type="float">
            <text:p>7</text:p>
          </table:table-cell>
          <table:table-cell/>
          <table:table-cell office:value-type="string" calcext:value-type="string">
            <text:p>The president is determined to shed light on this question and to explain, and is now conducting a thorough analysis to ensure that no one has felt abused.</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8" calcext:value-type="float">
            <text:p>8</text:p>
          </table:table-cell>
          <table:table-cell office:value-type="string" calcext:value-type="string">
            <text:p>----</text:p>
          </table:table-cell>
          <table:table-cell office:value-type="string" calcext:value-type="string">
            <text:p>Уверяю вас , злоупотреблений в отношении невинных людей в этом процессе нет » .</text:p>
          </table:table-cell>
        </table:table-row>
        <table:table-row table:style-name="ro1">
          <table:table-cell office:value-type="string" calcext:value-type="string">
            <text:p>doc130</text:p>
          </table:table-cell>
          <table:table-cell office:value-type="float" office:value="8" calcext:value-type="float">
            <text:p>8</text:p>
          </table:table-cell>
          <table:table-cell office:value-type="string" calcext:value-type="string">
            <text:p>----</text:p>
          </table:table-cell>
          <table:table-cell office:value-type="string" calcext:value-type="string">
            <text:p>I assure you innocent people are not being abused in this proces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the abuse of innocent people is not present in this process. "</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 the abuse of innocent people is not present in this process . ”</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 the abuse of innocent people is not present in this process . ”</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the abuse of innocent people is not present in this process.”</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text:s/>that innocent people are not being abused in this process.”</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 the abuse of innocent people is not present in this process . ”</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that this process does not include any abuse of innocent people.”</text:p>
          </table:table-cell>
        </table:table-row>
        <table:table-row table:style-name="ro1">
          <table:table-cell office:value-type="string" calcext:value-type="string">
            <text:p>doc130</text:p>
          </table:table-cell>
          <table:table-cell office:value-type="float" office:value="8" calcext:value-type="float">
            <text:p>8</text:p>
          </table:table-cell>
          <table:table-cell/>
          <table:table-cell office:value-type="string" calcext:value-type="string">
            <text:p>i assure you , the abuse of innocent people is not current practice.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9" calcext:value-type="float">
            <text:p>9</text:p>
          </table:table-cell>
          <table:table-cell office:value-type="string" calcext:value-type="string">
            <text:p>----</text:p>
          </table:table-cell>
          <table:table-cell office:value-type="string" calcext:value-type="string">
            <text:p>Г-н Керри настаивал , однако , что АНБ действовало из добрых побуждений и что его операции слежения спасли много жизней .</text:p>
          </table:table-cell>
        </table:table-row>
        <table:table-row table:style-name="ro1">
          <table:table-cell office:value-type="string" calcext:value-type="string">
            <text:p>doc130</text:p>
          </table:table-cell>
          <table:table-cell office:value-type="float" office:value="9" calcext:value-type="float">
            <text:p>9</text:p>
          </table:table-cell>
          <table:table-cell office:value-type="string" calcext:value-type="string">
            <text:p>----</text:p>
          </table:table-cell>
          <table:table-cell office:value-type="string" calcext:value-type="string">
            <text:p>Mr Kerry insisted, however, that the NSA was a force for good and that its surveillance operations had saved many live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however, that the NSA acted out of good intentions and that its tracking operations saved many lives.</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 however , that the nsa acted out of good intentions and that its tracking operation saved many lives .</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however, that the NSA acted with good intentions and that its tracking operation saved many lives .</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however, that the NSA acted out of good intentions and that its surveillance operation saved many lives.</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however, that the NSA acted out of good intentions and that its tracking operation saved many lives.</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However, Mr. kerry insisted <text:s/>that the nsa acted out of good intentions and that its tracking operation saved many lives .</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 however , that the nsa acted out of good intentions and that its tracking operation saved many lives .</text:p>
          </table:table-cell>
        </table:table-row>
        <table:table-row table:style-name="ro1">
          <table:table-cell office:value-type="string" calcext:value-type="string">
            <text:p>doc130</text:p>
          </table:table-cell>
          <table:table-cell office:value-type="float" office:value="9" calcext:value-type="float">
            <text:p>9</text:p>
          </table:table-cell>
          <table:table-cell/>
          <table:table-cell office:value-type="string" calcext:value-type="string">
            <text:p>mr kerry insisted , however , that the nsa acted out of good intentions and that its tracking operations have saved many liv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10" calcext:value-type="float">
            <text:p>10</text:p>
          </table:table-cell>
          <table:table-cell office:value-type="string" calcext:value-type="string">
            <text:p>----</text:p>
          </table:table-cell>
          <table:table-cell office:value-type="string" calcext:value-type="string">
            <text:p>Он добавил : « Мы работаем в новом мире , где люди готовы взрывать себя .</text:p>
          </table:table-cell>
        </table:table-row>
        <table:table-row table:style-name="ro1">
          <table:table-cell office:value-type="string" calcext:value-type="string">
            <text:p>doc130</text:p>
          </table:table-cell>
          <table:table-cell office:value-type="float" office:value="10" calcext:value-type="float">
            <text:p>10</text:p>
          </table:table-cell>
          <table:table-cell office:value-type="string" calcext:value-type="string">
            <text:p>----</text:p>
          </table:table-cell>
          <table:table-cell office:value-type="string" calcext:value-type="string">
            <text:p>He added: "We're dealing in a new world where people are willing to blow themselves up."</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We work in a new world where people are ready to blow up themselves.</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 “ we are working a new world where people are ready to blow up themselves .</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 “We work in a new world where people are ready to blow themselves up.</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we are in a new world where people are ready to blow themselves up.</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We are in a new world where people are ready to blow up themselves," he said.</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 “ We are in a new world where people are ready to blow up themselfs .</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 “ we are in a new world where people are ready to blow up himself .</text:p>
          </table:table-cell>
        </table:table-row>
        <table:table-row table:style-name="ro1">
          <table:table-cell office:value-type="string" calcext:value-type="string">
            <text:p>doc130</text:p>
          </table:table-cell>
          <table:table-cell office:value-type="float" office:value="10" calcext:value-type="float">
            <text:p>10</text:p>
          </table:table-cell>
          <table:table-cell/>
          <table:table-cell office:value-type="string" calcext:value-type="string">
            <text:p>he added : “ we are in a new world where people are ready to blow themselves up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1" calcext:value-type="float">
            <text:p>11</text:p>
          </table:table-cell>
          <table:table-cell office:value-type="string" calcext:value-type="string">
            <text:p>----</text:p>
          </table:table-cell>
          <table:table-cell office:value-type="string" calcext:value-type="string">
            <text:p>В мире существует радикальный экстремизм , безрассудный и полный решимости убивать людей , взрывать людей и нападать на правительства .</text:p>
          </table:table-cell>
        </table:table-row>
        <table:table-row table:style-name="ro2">
          <table:table-cell office:value-type="string" calcext:value-type="string">
            <text:p>doc130</text:p>
          </table:table-cell>
          <table:table-cell office:value-type="float" office:value="11" calcext:value-type="float">
            <text:p>11</text:p>
          </table:table-cell>
          <table:table-cell office:value-type="string" calcext:value-type="string">
            <text:p>----</text:p>
          </table:table-cell>
          <table:table-cell office:value-type="string" calcext:value-type="string">
            <text:p>There is radical extremism in the world that is hell-bent and determined to try to kill people and blow people up and attack government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11" calcext:value-type="float">
            <text:p>11</text:p>
          </table:table-cell>
          <table:table-cell/>
          <table:table-cell office:value-type="string" calcext:value-type="string">
            <text:p>There is radical extremism in the world senseless and determined to kill people, blow up people, and attack the government .</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are radical extremism , careless and determined to kill people , blowing up people and attacking the government .</text:p>
          </table:table-cell>
        </table:table-row>
        <table:table-row table:style-name="ro1">
          <table:table-cell office:value-type="string" calcext:value-type="string">
            <text:p>doc130</text:p>
          </table:table-cell>
          <table:table-cell office:value-type="float" office:value="11" calcext:value-type="float">
            <text:p>11</text:p>
          </table:table-cell>
          <table:table-cell/>
          <table:table-cell office:value-type="string" calcext:value-type="string">
            <text:p>Radical extremism <text:s/>in the world with not have any petty <text:s/>determined to kill and blow up people, and attack the government .</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are radical extremism , безрассудный__bezrassudnyy and determined to kill people , blowing up people and attacking the government .</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is radical extremism , безрассудный__bezrassudnyy and determined to kill people , blowing up people and attack the government .</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is radical extremism, безрассудный__bezrassudnyy and determined to kill people , blowing up people and attacking the government .</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exists radical extremism, thoughtless and full of determination to kill people, blow them up and attack governments.</text:p>
          </table:table-cell>
        </table:table-row>
        <table:table-row table:style-name="ro2">
          <table:table-cell office:value-type="string" calcext:value-type="string">
            <text:p>doc130</text:p>
          </table:table-cell>
          <table:table-cell office:value-type="float" office:value="11" calcext:value-type="float">
            <text:p>11</text:p>
          </table:table-cell>
          <table:table-cell/>
          <table:table-cell office:value-type="string" calcext:value-type="string">
            <text:p>In the world there are radical extremism, bezrassudnyy and determined to kill people, blowing up people and attacking the government.</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12" calcext:value-type="float">
            <text:p>12</text:p>
          </table:table-cell>
          <table:table-cell office:value-type="string" calcext:value-type="string">
            <text:p>----</text:p>
          </table:table-cell>
          <table:table-cell office:value-type="string" calcext:value-type="string">
            <text:p>А если бы вы были в состоянии перехватывать это , останавливать это прежде , чем оно произойдет ?</text:p>
          </table:table-cell>
        </table:table-row>
        <table:table-row table:style-name="ro1">
          <table:table-cell office:value-type="string" calcext:value-type="string">
            <text:p>doc130</text:p>
          </table:table-cell>
          <table:table-cell office:value-type="float" office:value="12" calcext:value-type="float">
            <text:p>12</text:p>
          </table:table-cell>
          <table:table-cell office:value-type="string" calcext:value-type="string">
            <text:p>----</text:p>
          </table:table-cell>
          <table:table-cell office:value-type="string" calcext:value-type="string">
            <text:p>So what if you were able to intercept that and stop it before it happen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What if you were able to intercept it <text:s/>and stop it before it happens ?</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And if you were able to intercept it, stop it before it happens?</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and if you were able to intercept it , stop it before it happens ?</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and if you were able to intercept it , stop it before it happens ?</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and if you were able to intercept it , stop it before it happens ?</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What if you were able to intercept it, and stop it before it happens ?</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And what if you were able to intercept it, stop it before it happens?</text:p>
          </table:table-cell>
        </table:table-row>
        <table:table-row table:style-name="ro1">
          <table:table-cell office:value-type="string" calcext:value-type="string">
            <text:p>doc130</text:p>
          </table:table-cell>
          <table:table-cell office:value-type="float" office:value="12" calcext:value-type="float">
            <text:p>12</text:p>
          </table:table-cell>
          <table:table-cell/>
          <table:table-cell office:value-type="string" calcext:value-type="string">
            <text:p>What if you were able to intercept it and stop it before it happen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3" calcext:value-type="float">
            <text:p>13</text:p>
          </table:table-cell>
          <table:table-cell office:value-type="string" calcext:value-type="string">
            <text:p>----</text:p>
          </table:table-cell>
          <table:table-cell office:value-type="string" calcext:value-type="string">
            <text:p>Мы на самом деле предотвращали крушения самолетов , взрывы зданий и убийства людей , потому что мы смогли узнать об этих планах заранее » .</text:p>
          </table:table-cell>
        </table:table-row>
        <table:table-row table:style-name="ro2">
          <table:table-cell office:value-type="string" calcext:value-type="string">
            <text:p>doc130</text:p>
          </table:table-cell>
          <table:table-cell office:value-type="float" office:value="13" calcext:value-type="float">
            <text:p>13</text:p>
          </table:table-cell>
          <table:table-cell office:value-type="string" calcext:value-type="string">
            <text:p>----</text:p>
          </table:table-cell>
          <table:table-cell office:value-type="string" calcext:value-type="string">
            <text:p>We have actually prevented airplanes from going down, buildings from being blown up, and people from being assassinated because we've been able to learn ahead of time of the plan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ed crashing planes , explosions of buildings and killing people because we were able to learn more about these plans in advance .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 crashing planes, explosions of buildings and killing people because we were able to learn more about these plans in advance.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 crashing planes , explosions of buildings and killing people because we were able to learn more about these plans in advance .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 planes from crashing, buildings from exploding, and people from killing because we were able to learn more about these plans in advance.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ed planes crashes, explosions of buildings and killing people because we were able to learn more about these plans in advance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did prevent plane crashes, building explosions and murders because we were able to learn more about those plans in advance.”</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we actually prevent crashing planes , explosions of buildings and killings of people because we were able to learn more about these plans in advance . ”</text:p>
          </table:table-cell>
        </table:table-row>
        <table:table-row table:style-name="ro2">
          <table:table-cell office:value-type="string" calcext:value-type="string">
            <text:p>doc130</text:p>
          </table:table-cell>
          <table:table-cell office:value-type="float" office:value="13" calcext:value-type="float">
            <text:p>13</text:p>
          </table:table-cell>
          <table:table-cell/>
          <table:table-cell office:value-type="string" calcext:value-type="string">
            <text:p>Actually, we prevented planes crashes , explosions of buildings and killing people because we knew about these plans in advance .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4" calcext:value-type="float">
            <text:p>14</text:p>
          </table:table-cell>
          <table:table-cell office:value-type="string" calcext:value-type="string">
            <text:p>----</text:p>
          </table:table-cell>
          <table:table-cell office:value-type="string" calcext:value-type="string">
            <text:p>Между тем американские законодатели направятся в Европу , чтобы помочь разрешить вопросы , связанные с предполагаемым шпионажем США за рубежом и убедить европейцев в необходимости продолжать совместные антитеррористические мероприятия с США , сказал председатель подкомитета Сената по европейским делам в четверг .</text:p>
          </table:table-cell>
        </table:table-row>
        <table:table-row table:style-name="ro3">
          <table:table-cell office:value-type="string" calcext:value-type="string">
            <text:p>doc130</text:p>
          </table:table-cell>
          <table:table-cell office:value-type="float" office:value="14" calcext:value-type="float">
            <text:p>14</text:p>
          </table:table-cell>
          <table:table-cell office:value-type="string" calcext:value-type="string">
            <text:p>----</text:p>
          </table:table-cell>
          <table:table-cell office:value-type="string" calcext:value-type="string">
            <text:p>Meanwhile, U.S. lawmakers will head to Europe to help address concerns abroad about alleged U.S. spying and convince the Europeans of the need to continue joint anti-terrorism efforts with the U.S., the chairman of a Senate subcommittee on European affairs said on Thursday.</text:p>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 u.s. lawmakers направятся__napravyatsya in europe to help resolve issues associated with the alleged u.s. espionage abroad and to convince europeans of the need to continue joint anti-terrorism measures with the united states , said the chairman of the senate subcommittee on european affairs on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 u.s. lawmakers will go to Europe to help resolve issues associated with the alleged u.s. espionage abroad and to convince Europeans of the need to continue joint anti-terrorism measures with the united states , said the chairman of the senate subcommittee on European affairs on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 US lawmakers <text:s/>will go to Europe to help resolve issues associated with the alleged US spying in abroad; and to convince europeans of the need to continue joint anti-terrorism measures with the united states , said the chairman of the senate subcommittee on european affairs on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U.S. lawmakers napravyatsya in Europe to help resolve issues associated with the alleged U.S. espionage abroad and to convince Europeans of the need to continue joint anti-terrorism measures with the United States, said the chairman of the senate subcommittee on European affairs on Thursday.</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 u.s. lawmakers направятся__napravyatsya in europe to help resolve issues associated with the alleged u.s. espionage abroad and to convince europeans of the need to continue joint anti-terrorism measures with the united states , said the chairman of the senate subcommittee on european affairs on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US lawmakers will go to Europe to help resolve issues associated with the alleged US espionage abroad and to convince Europeans of the need to continue joint anti-terrorism measures with the United States, said the chairman of the Senate Subcommittee on European Affairs on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US lawmakers will go to Europe to help resolve issues associated with the alleged American espionage abroad and convince Europeans of the need to continue joint anti-terrorism measures with the United States, Chairman of the Senate European Affairs Subcommittee said Thursday .</text:p>
          </table:table-cell>
        </table:table-row>
        <table:table-row table:style-name="ro3">
          <table:table-cell office:value-type="string" calcext:value-type="string">
            <text:p>doc130</text:p>
          </table:table-cell>
          <table:table-cell office:value-type="float" office:value="14" calcext:value-type="float">
            <text:p>14</text:p>
          </table:table-cell>
          <table:table-cell/>
          <table:table-cell office:value-type="string" calcext:value-type="string">
            <text:p>Meanwhile , U.S. lawmakers convened in Europe to help resolve issues associated with the alleged U.S. espionage abroad and to convince Europeans of the need to continue joint anti-terrorism measures with the United States, said the Chairman of the Senate Subcommittee on European Affairs on Thursday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5" calcext:value-type="float">
            <text:p>15</text:p>
          </table:table-cell>
          <table:table-cell office:value-type="string" calcext:value-type="string">
            <text:p>----</text:p>
          </table:table-cell>
          <table:table-cell office:value-type="string" calcext:value-type="string">
            <text:p>Сенатор от штата Коннектикут Крис Мерфи сказал , что беседовал с членами Европейского парламента и другими лицами на этой неделе и обеспокоен их угрозами прекратить участие в антитеррористических организациях из-за разочарования в связи со слежкой , проводимой Агентством национальной безопасности .</text:p>
          </table:table-cell>
        </table:table-row>
        <table:table-row table:style-name="ro3">
          <table:table-cell office:value-type="string" calcext:value-type="string">
            <text:p>doc130</text:p>
          </table:table-cell>
          <table:table-cell office:value-type="float" office:value="15" calcext:value-type="float">
            <text:p>15</text:p>
          </table:table-cell>
          <table:table-cell office:value-type="string" calcext:value-type="string">
            <text:p>----</text:p>
          </table:table-cell>
          <table:table-cell office:value-type="string" calcext:value-type="string">
            <text:p>Senator Chris Murphy of Connecticut said he spoke with European Parliament members and others this week and is concerned about their threats to stop participating in anti-terrorist organizations because of frustration over surveillance by the National Security Agency.</text:p>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the senator from connecticut , chris murphy said he talked with members of the european parliament , and the other parties on this week and is concerned about their threats to suspend participation in the anti-terrorist organizations because of disappointment in connection with the persecution of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The senator from connecticut , Chris Murphy said he talked with members of the european parliament , and the other parties this week and is concerned about their threats to suspend participation in the anti-terrorist organizations because of disappointment in connection with the persecution of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The Senator from Connecticut, Chris Murphy said he talked with members of the European Parliament and the other parties this week and is concerned about their threats to suspend participation in the anti-terrorist organizations because of disappointment in connection with the surveillance carried out by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The senator from Connecticut, Chris Murphy said he talked with members of the European parliament, and the other parties on this week and is concerned about their threats to suspend participation in the anti-terrorist organizations because of disappointment in connection with the persecution of the national security agency.</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Connecticut Senator Chris Murphy said that he had talked to the members of the European Parliament and other parties that week and was concerned about their threats to suspend participation in the anti-terrorist organizations because of disappointment in connection with the espionage by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The senator from connecticut , chris murphy said that this weeek he talked with members of the european parliament <text:s/>and the other parties. He said that he is concerned about their threats to suspend participation in the anti-terrorist organizations because of disappointment in connection with the persecution of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Senator Chris Murphy from Connecticut said he talked with members of the European Parliament and other parties this week, and is concerned about their threats to suspend participation in the anti-terrorist organizations because of disappointment in connection with the persecution of the National Security Agency .</text:p>
          </table:table-cell>
        </table:table-row>
        <table:table-row table:style-name="ro3">
          <table:table-cell office:value-type="string" calcext:value-type="string">
            <text:p>doc130</text:p>
          </table:table-cell>
          <table:table-cell office:value-type="float" office:value="15" calcext:value-type="float">
            <text:p>15</text:p>
          </table:table-cell>
          <table:table-cell/>
          <table:table-cell office:value-type="string" calcext:value-type="string">
            <text:p>senator from connecticut , chris murphy said he talked with members of the european parliament , and the other parties on this week and is concerned about their threats to suspend participation in the anti-terrorist organizations because of disappointment in connection with the actions of the national security agency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4">
          <table:table-cell office:value-type="string" calcext:value-type="string">
            <text:p>doc130</text:p>
          </table:table-cell>
          <table:table-cell office:value-type="float" office:value="16" calcext:value-type="float">
            <text:p>16</text:p>
          </table:table-cell>
          <table:table-cell office:value-type="string" calcext:value-type="string">
            <text:p>----</text:p>
          </table:table-cell>
          <table:table-cell office:value-type="string" calcext:value-type="string">
            <text:p>« Для интересов национальной безопасности США действительно важно , чтобы европейцы оставались нашими сторонниками в отношении наших общих антитеррористических усилий , — сказал демократ Мерфи , работающий в должности первый срок и являющийся председателем подкомитета международных отношений Сената по европейским делам , в интервью из Вашингтона .</text:p>
          </table:table-cell>
        </table:table-row>
        <table:table-row table:style-name="ro3">
          <table:table-cell office:value-type="string" calcext:value-type="string">
            <text:p>doc130</text:p>
          </table:table-cell>
          <table:table-cell office:value-type="float" office:value="16" calcext:value-type="float">
            <text:p>16</text:p>
          </table:table-cell>
          <table:table-cell office:value-type="string" calcext:value-type="string">
            <text:p>----</text:p>
          </table:table-cell>
          <table:table-cell office:value-type="string" calcext:value-type="string">
            <text:p>"It's really important for U.S. national security interests for Europeans to stay on board with us with respect to our mutual anti-terrorism endeavors," Murphy, a first-term Democrat and chairman of the Senate Foreign Relations Subcommittee on European Affairs, said in an interview from Washington.</text:p>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 it is very important for US national security that europeans remain our supporters in respect to our joint counter-terrorism efforts , ” said democrat murphy ,currently serving his first term and serving as the chairman of the international relations of the senate subcommittee on european affairs , in an interview from washington .</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 for u.s national security interests it is really important that the Europeans remain our supporters in respect of our joint counter-terrorism efforts , ” said democrat Murphy , who works in the position of first term and is the chairman of the international relations of the senate subcommittee on European affairs , in an interview from Washington .</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 for us national security interests are really important to europeans remained our supporters in respect of our joint counter-terrorism efforts , ” said democrat murphy , working in the position of first term and is the chairman of the international relations of the senate subcommittee on european affairs , in an interview from washington .</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For US national security interests it is really important that Europeans remain our supporters in respect of our joint counter-terrorism efforts,” said democrat Murphy, first year in his position, chairman of the Senate International Relations European Affairs Subcommittee, in an interview from Washington .</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I an interview fro, Washington “ For us national security interests it is really important that europeans remain on our side in respect of our joint counter-terrorism efforts , ” said democrat Murphy ,the chairman of the international relations of the senate subcommittee on european affairs , positipning the first term.</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 National security interests are really important to Europeans, who have remained our supporters in respect for our joint counter-terrorism efforts, ” said Democrat Murphy, who is in his first term as the Chairman of the International Relations of the Senate Subcommittee on European Affairs, in an interview from Washington .</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For US national security interests it is really really important that Europeans remained our supporters in respect of our joint counter-terrorism efforts,” said democrat Murphy in an interview from Washington, the Chairman of the International Relations of the Senate Subcommittee on European Affairs, working in the position his first term.</text:p>
          </table:table-cell>
        </table:table-row>
        <table:table-row table:style-name="ro3">
          <table:table-cell office:value-type="string" calcext:value-type="string">
            <text:p>doc130</text:p>
          </table:table-cell>
          <table:table-cell office:value-type="float" office:value="16" calcext:value-type="float">
            <text:p>16</text:p>
          </table:table-cell>
          <table:table-cell/>
          <table:table-cell office:value-type="string" calcext:value-type="string">
            <text:p>"For us national security interests are really important to europeans remained our supporters in respect of our joint counter-terrorism efforts," said democrat Murphy, working in the position of first term and is the chairman of the international relations of the senate subcommittee on european affairs, in an interview from Washington.</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7" calcext:value-type="float">
            <text:p>17</text:p>
          </table:table-cell>
          <table:table-cell office:value-type="string" calcext:value-type="string">
            <text:p>----</text:p>
          </table:table-cell>
          <table:table-cell office:value-type="string" calcext:value-type="string">
            <text:p>— И я еду в Европу , чтобы дать им понять , что мы должны продолжать сотрудничать в области борьбы с терроризмом , несмотря на их гнев по поводу этих программ АНБ » .</text:p>
          </table:table-cell>
        </table:table-row>
        <table:table-row table:style-name="ro2">
          <table:table-cell office:value-type="string" calcext:value-type="string">
            <text:p>doc130</text:p>
          </table:table-cell>
          <table:table-cell office:value-type="float" office:value="17" calcext:value-type="float">
            <text:p>17</text:p>
          </table:table-cell>
          <table:table-cell office:value-type="string" calcext:value-type="string">
            <text:p>----</text:p>
          </table:table-cell>
          <table:table-cell office:value-type="string" calcext:value-type="string">
            <text:p>And I'm going to Europe to make it clear to them that we need to continue to work together in combatting terrorism, notwithstanding their anger over these NSA program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 and i am going to europe , to give them to understand that we must continue to cooperate in the fight against terrorism , despite their anger over these nsa programs . ”</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And i am going to europe, to get them to understand that we must continue to cooperate in the fight against terrorism, despite their anger over these nsa programs."</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So I am going to Europe, to help them understand that we must continue to cooperate in the fight against terrorism, despite their anger over these NSA programs . ”</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 and i am going to europe , to get them to understand that we must continue to cooperate in the fight against terrorism , despite their anger over these nsa programs . ”</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And I am going to Europe to make them understand that we must continue to cooperate in the fight against terrorism, despite their anger over these NSA programs.”</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And i am going to Europe to make them understand that we must continue to fight against terrorism together, despite their anger over these NSA programs.”</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 and i am going to europe , to give them an understanding that we must continue to cooperate in the fight against terrorism , despite their anger over these nsa programs . ”</text:p>
          </table:table-cell>
        </table:table-row>
        <table:table-row table:style-name="ro2">
          <table:table-cell office:value-type="string" calcext:value-type="string">
            <text:p>doc130</text:p>
          </table:table-cell>
          <table:table-cell office:value-type="float" office:value="17" calcext:value-type="float">
            <text:p>17</text:p>
          </table:table-cell>
          <table:table-cell/>
          <table:table-cell office:value-type="string" calcext:value-type="string">
            <text:p>“ And i am going to Europe , to make them understand that we must continue to cooperate against terrorism , despite their anger over these nsa programs .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8" calcext:value-type="float">
            <text:p>18</text:p>
          </table:table-cell>
          <table:table-cell office:value-type="string" calcext:value-type="string">
            <text:p>----</text:p>
          </table:table-cell>
          <table:table-cell office:value-type="string" calcext:value-type="string">
            <text:p>Новости о том , что АНБ собрало миллионы записей телефонных разговоров в Европе , ухудшили отношения с некоторыми союзниками США , хотя глава агентства заявил на этой неделе , что они были неточными и отражали непонимание метаданных , которые собирали союзники по НАТО и которыми они делились с США .</text:p>
          </table:table-cell>
        </table:table-row>
        <table:table-row table:style-name="ro3">
          <table:table-cell office:value-type="string" calcext:value-type="string">
            <text:p>doc130</text:p>
          </table:table-cell>
          <table:table-cell office:value-type="float" office:value="18" calcext:value-type="float">
            <text:p>18</text:p>
          </table:table-cell>
          <table:table-cell office:value-type="string" calcext:value-type="string">
            <text:p>----</text:p>
          </table:table-cell>
          <table:table-cell office:value-type="string" calcext:value-type="string">
            <text:p>News reports that the NSA swept up millions of phone records in Europe have frayed relations with some U.S. allies, though the agency's chief said this week that they were inaccurate and reflected a misunderstanding of metadata that Nato allies collected and shared with the United States.</text:p>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 relations with some allies of the us , although the head of the agency said this week that they were inaccurate and reflected a misunderstanding that collected metadata nato allies and which they shared with the united states .</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ed relations with some US allies, although the head of the agency said this week that they were inaccurate and reflected a misunderstanding regarding collected metadata that NATO allies collected and which they shared with the United States.</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ed relations with the us and some of its allies , although the head of the agency said this week that they were inaccurate and reflected a misunderstanding that collected meta-data nato allies and which they shared with the united states .</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ed relations with some allies of the us , although the head of the agency said this week that they were inaccurate and reflected a misunderstanding that collected metadata nato allies and which they shared with the united states .</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has worsened relations with some allies of the US, although the head of the agency said this week that this was inaccurate and reflected a misunderstanding on collected metadata of NATO allies, which they shared with the United States .</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from Europe worsen relations with some US allies , although the head of the agency said this week that they were inaccurate; and reflected a misunderstanding that collected metadata nato allies and which they shared with the united states .</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 the relations with some US allies, although the head of the agency said this week that the news were inaccurate and reflected a misunderstanding of the metadata collected by NATO allies and shared with the United States.</text:p>
          </table:table-cell>
        </table:table-row>
        <table:table-row table:style-name="ro3">
          <table:table-cell office:value-type="string" calcext:value-type="string">
            <text:p>doc130</text:p>
          </table:table-cell>
          <table:table-cell office:value-type="float" office:value="18" calcext:value-type="float">
            <text:p>18</text:p>
          </table:table-cell>
          <table:table-cell/>
          <table:table-cell office:value-type="string" calcext:value-type="string">
            <text:p>News that the NSA collected millions of records of telephone calls in europe worsen relations with some allies of the us, although the head of the agency said this week that they were inaccurate and reflected a misunderstanding that collected metadata on NATO allies and which they shared with the united state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19" calcext:value-type="float">
            <text:p>19</text:p>
          </table:table-cell>
          <table:table-cell office:value-type="string" calcext:value-type="string">
            <text:p>----</text:p>
          </table:table-cell>
          <table:table-cell office:value-type="string" calcext:value-type="string">
            <text:p>В других разоблачениях приводились обнародованные Сноуденом документы , свидетельствующие о том , что АНБ осуществляло мониторинг мобильного телефона канцлера Германии Ангелы Меркель , а также телефонов примерно 34 других мировых лидеров .</text:p>
          </table:table-cell>
        </table:table-row>
        <table:table-row table:style-name="ro2">
          <table:table-cell office:value-type="string" calcext:value-type="string">
            <text:p>doc130</text:p>
          </table:table-cell>
          <table:table-cell office:value-type="float" office:value="19" calcext:value-type="float">
            <text:p>19</text:p>
          </table:table-cell>
          <table:table-cell office:value-type="string" calcext:value-type="string">
            <text:p>----</text:p>
          </table:table-cell>
          <table:table-cell office:value-type="string" calcext:value-type="string">
            <text:p>Other revelations cited documents leaked by Snowden that the NSA monitored German Chancellor Angela Merkel's cellphone and those of up to 34 other world leader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Other disclosures quoted documents published by Snowden showing that the NSA continued monitoring the mobile phone of German Chancellor Angela Merkel, as well as phones of approximately 34 other world leaders.</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In other news, Snowden released documents showing that the NSA continued monitoring the mobile phone of German Chancellor Angela Merkel, as well as phones of approximately 34 other world leaders .</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In other quoted information documents released by Snowden showed that the NSA continued monitoring German Chancellor Angela Merkel`s mobile phone as well as phones of approximately 34 other world leaders.</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Other talks brought the attention to Snowdens released documents showing that the nsa continued monitoring the mobile phone of german chancellor Angela Merkel , as well as phones of approximately 34 other world leaders .</text:p>
          </table:table-cell>
        </table:table-row>
        <table:table-row table:style-name="ro3">
          <table:table-cell office:value-type="string" calcext:value-type="string">
            <text:p>doc130</text:p>
          </table:table-cell>
          <table:table-cell office:value-type="float" office:value="19" calcext:value-type="float">
            <text:p>19</text:p>
          </table:table-cell>
          <table:table-cell/>
          <table:table-cell office:value-type="string" calcext:value-type="string">
            <text:p>in other quoted сноуденом__snoudenom разоблачениях__razoblacheniyakh released documents showing that the nsa continued monitoring the mobile phone of german chancellor angela merkel , as well as phones of approximately 34 other world leaders .</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In other quoted Snowden razoblacheniyakh released documents showing that the NSA continued monitoring the mobile phone of german chancellor Angela Merkel, as well as phones of approximately 34 other world leaders.</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other quoted Snowden documents разоблачениях__razoblacheniyakh released <text:s/>showing that the nsa continued monitoring the mobile phone of german chancellor angela merkel , as well as phones of approximately 34 other world leaders .</text:p>
          </table:table-cell>
        </table:table-row>
        <table:table-row table:style-name="ro2">
          <table:table-cell office:value-type="string" calcext:value-type="string">
            <text:p>doc130</text:p>
          </table:table-cell>
          <table:table-cell office:value-type="float" office:value="19" calcext:value-type="float">
            <text:p>19</text:p>
          </table:table-cell>
          <table:table-cell/>
          <table:table-cell office:value-type="string" calcext:value-type="string">
            <text:p>Snoud presented the other released documents showing that the nsa continued monitoring the mobile phone of the german chancellor Angela Merkel , as well as phones of approximately 34 other world leader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0" calcext:value-type="float">
            <text:p>20</text:p>
          </table:table-cell>
          <table:table-cell office:value-type="string" calcext:value-type="string">
            <text:p>----</text:p>
          </table:table-cell>
          <table:table-cell office:value-type="string" calcext:value-type="string">
            <text:p>Директор национальной разведки Джеймс Клаппер защищал шпионскую деятельность в отношении союзников как необходимую и сказал , что это обычное дело с обеих сторон .</text:p>
          </table:table-cell>
        </table:table-row>
        <table:table-row table:style-name="ro2">
          <table:table-cell office:value-type="string" calcext:value-type="string">
            <text:p>doc130</text:p>
          </table:table-cell>
          <table:table-cell office:value-type="float" office:value="20" calcext:value-type="float">
            <text:p>20</text:p>
          </table:table-cell>
          <table:table-cell office:value-type="string" calcext:value-type="string">
            <text:p>----</text:p>
          </table:table-cell>
          <table:table-cell office:value-type="string" calcext:value-type="string">
            <text:p>The national intelligence director, James Clapper, defended spying on allies as necessary and said it's commonplace on both sid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lapper defended espionage activities in respect of allies claiming that they were necessary and said that it was commonplace on both sides.</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apper defended espionage activities in respect of allies as necessary and said that it is a common activity on both sides .</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lapper defended spying activities in respect of allies as necessary and said that it is commonplace on both sides .</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lapper defended thes espionage activities as necessary and said that it is commonplace on both sides .</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lapper defended espionage activities in respect to allies as necessary and said that it is common for both sides.</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Klapper defended espionage activities in respect of allies as necessary and said that it is commonplace on both sides.</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клаппер__klapper defended espionage activities in respect of allies as necessary and said that it is commonplace on both sides .</text:p>
          </table:table-cell>
        </table:table-row>
        <table:table-row table:style-name="ro2">
          <table:table-cell office:value-type="string" calcext:value-type="string">
            <text:p>doc130</text:p>
          </table:table-cell>
          <table:table-cell office:value-type="float" office:value="20" calcext:value-type="float">
            <text:p>20</text:p>
          </table:table-cell>
          <table:table-cell/>
          <table:table-cell office:value-type="string" calcext:value-type="string">
            <text:p>director of national intelligence james clapper defended the espionage activities in respect of allies as necessary and said that it is commonplace on both sides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1" calcext:value-type="float">
            <text:p>21</text:p>
          </table:table-cell>
          <table:table-cell office:value-type="string" calcext:value-type="string">
            <text:p>----</text:p>
          </table:table-cell>
          <table:table-cell office:value-type="string" calcext:value-type="string">
            <text:p>На фоне этой шумихи Мерфи сказал , что его офис организует поездку членов Конгресса , которая , как ожидается , состоится в этом году , и что он надеется , что в состав делегации войдут члены обеих партий и обеих палат .</text:p>
          </table:table-cell>
        </table:table-row>
        <table:table-row table:style-name="ro2">
          <table:table-cell office:value-type="string" calcext:value-type="string">
            <text:p>doc130</text:p>
          </table:table-cell>
          <table:table-cell office:value-type="float" office:value="21" calcext:value-type="float">
            <text:p>21</text:p>
          </table:table-cell>
          <table:table-cell office:value-type="string" calcext:value-type="string">
            <text:p>----</text:p>
          </table:table-cell>
          <table:table-cell office:value-type="string" calcext:value-type="string">
            <text:p>Amid the uproar, Murphy said his office is arranging the congressional trip, expected to take place this year, and hopes the delegation will include members of both parties and both chamber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his office organized a trip for members of congress , which is expected to take place this year , and that he hoped that the delegation will include members of both parties and both houses .</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that his office was organizing a trip for Congress members, which is expected to take place this year, and that he hoped that the delegation would include members of both parties and both chambers.</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his office organizes a member of congress trip , which is expected to take place this year. He hoped that the delegation will include members of both parties and both houses .</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is backdrop Murphy said his office is organizing a trip for the members of Congress, which is expected to take place this year, and that he hoped that the delegation will include members of both parties and both houses .</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his office will organize a trip for members of congress , which is expected to take place this year , and that he hopes that the delegation will include members of both parties and both houses .</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his office organizes a trip members of congress , which is expected to take place this year , and that he hoped that the delegation will include members of both parties and both houses .</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In the midst of all of this Murphy said that his office will organize a trip for the members of Congress, which is expected to take place this year, and that he hoped that the delegation will include members of both parties and both houses.</text:p>
          </table:table-cell>
        </table:table-row>
        <table:table-row table:style-name="ro2">
          <table:table-cell office:value-type="string" calcext:value-type="string">
            <text:p>doc130</text:p>
          </table:table-cell>
          <table:table-cell office:value-type="float" office:value="21" calcext:value-type="float">
            <text:p>21</text:p>
          </table:table-cell>
          <table:table-cell/>
          <table:table-cell office:value-type="string" calcext:value-type="string">
            <text:p>Against the backdrop of this hype Murphy said his office organizes a trip for members of congress, which is expected to take place this year, and that he hoped that the delegation will include members of both parties and both house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22" calcext:value-type="float">
            <text:p>22</text:p>
          </table:table-cell>
          <table:table-cell office:value-type="string" calcext:value-type="string">
            <text:p>----</text:p>
          </table:table-cell>
          <table:table-cell office:value-type="string" calcext:value-type="string">
            <text:p>Имена других участвующих законодателей должны быть озвучены в ближайшие дни .</text:p>
          </table:table-cell>
        </table:table-row>
        <table:table-row table:style-name="ro1">
          <table:table-cell office:value-type="string" calcext:value-type="string">
            <text:p>doc130</text:p>
          </table:table-cell>
          <table:table-cell office:value-type="float" office:value="22" calcext:value-type="float">
            <text:p>22</text:p>
          </table:table-cell>
          <table:table-cell office:value-type="string" calcext:value-type="string">
            <text:p>----</text:p>
          </table:table-cell>
          <table:table-cell office:value-type="string" calcext:value-type="string">
            <text:p>Names of other participating lawmakers were to be released in coming days.</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other participating legislators are expected to be made public in the coming days.</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known in the coming days .</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voiced in the coming days .</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voiced in the coming days .</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voiced in the coming days .</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revealed in the coming days.</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voiced soon .</text:p>
          </table:table-cell>
        </table:table-row>
        <table:table-row table:style-name="ro1">
          <table:table-cell office:value-type="string" calcext:value-type="string">
            <text:p>doc130</text:p>
          </table:table-cell>
          <table:table-cell office:value-type="float" office:value="22" calcext:value-type="float">
            <text:p>22</text:p>
          </table:table-cell>
          <table:table-cell/>
          <table:table-cell office:value-type="string" calcext:value-type="string">
            <text:p>The names of the other participating legislators should be voiced in the coming day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23" calcext:value-type="float">
            <text:p>23</text:p>
          </table:table-cell>
          <table:table-cell office:value-type="string" calcext:value-type="string">
            <text:p>----</text:p>
          </table:table-cell>
          <table:table-cell office:value-type="string" calcext:value-type="string">
            <text:p>По его словам , программа поездки все еще на стадии разработки .</text:p>
          </table:table-cell>
        </table:table-row>
        <table:table-row table:style-name="ro1">
          <table:table-cell office:value-type="string" calcext:value-type="string">
            <text:p>doc130</text:p>
          </table:table-cell>
          <table:table-cell office:value-type="float" office:value="23" calcext:value-type="float">
            <text:p>23</text:p>
          </table:table-cell>
          <table:table-cell office:value-type="string" calcext:value-type="string">
            <text:p>----</text:p>
          </table:table-cell>
          <table:table-cell office:value-type="string" calcext:value-type="string">
            <text:p>He said the itinerary is still being worked out.</text:p>
          </table:table-cell>
        </table:table-row>
        <table:table-row table:style-name="ro1">
          <table:table-cell table:number-columns-repeated="2"/>
          <table:table-cell office:value-type="string" calcext:value-type="string">
            <text:p>----</text:p>
          </table:table-cell>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the program of the trip is still at the development stage.</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the program of the trip is still at the development stage.</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 the program of the trip are still at the development stage .</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 the program of the trip is still at the development stage .</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 the program of the trip is still at the development stage .</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 the program of the trip is still in the development stage .</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the programs of the trip are still at the development stage.</text:p>
          </table:table-cell>
        </table:table-row>
        <table:table-row table:style-name="ro1">
          <table:table-cell office:value-type="string" calcext:value-type="string">
            <text:p>doc130</text:p>
          </table:table-cell>
          <table:table-cell office:value-type="float" office:value="23" calcext:value-type="float">
            <text:p>23</text:p>
          </table:table-cell>
          <table:table-cell/>
          <table:table-cell office:value-type="string" calcext:value-type="string">
            <text:p>according to him , the program of the trip are still at the development stage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4" calcext:value-type="float">
            <text:p>24</text:p>
          </table:table-cell>
          <table:table-cell office:value-type="string" calcext:value-type="string">
            <text:p>----</text:p>
          </table:table-cell>
          <table:table-cell office:value-type="string" calcext:value-type="string">
            <text:p>Хотя Мерфи заявил , что целью поездки является содействие улучшению отношений , он сказал , что некоторая степень « жесткости из лучших побуждений » также будет проявлена .</text:p>
          </table:table-cell>
        </table:table-row>
        <table:table-row table:style-name="ro1">
          <table:table-cell office:value-type="string" calcext:value-type="string">
            <text:p>doc130</text:p>
          </table:table-cell>
          <table:table-cell office:value-type="float" office:value="24" calcext:value-type="float">
            <text:p>24</text:p>
          </table:table-cell>
          <table:table-cell office:value-type="string" calcext:value-type="string">
            <text:p>----</text:p>
          </table:table-cell>
          <table:table-cell office:value-type="string" calcext:value-type="string">
            <text:p>While Murphy said the purpose of the trip is to help improve relationships, he said some "tough love" will also be dispensed.</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said that the goal of the trip is to improve relations , he also said that “ a degree of rigidity well-meaning ” will emerge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Murphy said, though, that the goal of the trip is to improve relations. He said that “a degree of rigidity out of the desire to do better” is to be expected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 he said that “ a degree of rigidity well-meaning ” will emerge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 he said that “ a degree of well-meaning rigidity ” will emerge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he also said that “a degree of well-meaning rigidity ” will emerge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 he said that “ a degree of rigidity well-meaning ” will emerge .</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he also said that “a degree of well-meant rigidity” will take place.</text:p>
          </table:table-cell>
        </table:table-row>
        <table:table-row table:style-name="ro2">
          <table:table-cell office:value-type="string" calcext:value-type="string">
            <text:p>doc130</text:p>
          </table:table-cell>
          <table:table-cell office:value-type="float" office:value="24" calcext:value-type="float">
            <text:p>24</text:p>
          </table:table-cell>
          <table:table-cell/>
          <table:table-cell office:value-type="string" calcext:value-type="string">
            <text:p>Although Murphy has said that the goal of the trip is to improve relations, he said that "a degree of well-meaning rigidity" will emerge.</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5" calcext:value-type="float">
            <text:p>25</text:p>
          </table:table-cell>
          <table:table-cell office:value-type="string" calcext:value-type="string">
            <text:p>----</text:p>
          </table:table-cell>
          <table:table-cell office:value-type="string" calcext:value-type="string">
            <text:p>Он сказал , что европейские лидеры должны быть честными со своим народом в том , какие шпионские программы они сами использовали в течение многих лет .</text:p>
          </table:table-cell>
        </table:table-row>
        <table:table-row table:style-name="ro2">
          <table:table-cell office:value-type="string" calcext:value-type="string">
            <text:p>doc130</text:p>
          </table:table-cell>
          <table:table-cell office:value-type="float" office:value="25" calcext:value-type="float">
            <text:p>25</text:p>
          </table:table-cell>
          <table:table-cell office:value-type="string" calcext:value-type="string">
            <text:p>----</text:p>
          </table:table-cell>
          <table:table-cell office:value-type="string" calcext:value-type="string">
            <text:p>He said European leaders need to be honest with their own people about the kind of espionage programs they've used for years themselv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their people in what intelligence programs they themselves used for many years.</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his people in what spyware programs they have used for many years.</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its people in what spyware programs they have used for many years .</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should not hide from people what spyware programs they have used for many years .</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their people in what spyware programs they have used for many years .</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his people in what spyware programs they have used for many years .</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his people in what spyware programs they have used for many years .</text:p>
          </table:table-cell>
        </table:table-row>
        <table:table-row table:style-name="ro1">
          <table:table-cell office:value-type="string" calcext:value-type="string">
            <text:p>doc130</text:p>
          </table:table-cell>
          <table:table-cell office:value-type="float" office:value="25" calcext:value-type="float">
            <text:p>25</text:p>
          </table:table-cell>
          <table:table-cell/>
          <table:table-cell office:value-type="string" calcext:value-type="string">
            <text:p>He said that European leaders must be honest with their people in what spyware programs they have used for many years.</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3">
          <table:table-cell office:value-type="string" calcext:value-type="string">
            <text:p>doc130</text:p>
          </table:table-cell>
          <table:table-cell office:value-type="float" office:value="26" calcext:value-type="float">
            <text:p>26</text:p>
          </table:table-cell>
          <table:table-cell office:value-type="string" calcext:value-type="string">
            <text:p>----</text:p>
          </table:table-cell>
          <table:table-cell office:value-type="string" calcext:value-type="string">
            <text:p>« В то время как мы можем изменить наши программы слежения , чтобы лучше защищать права европейцев , они также должны согласиться с тем фактом , что мы не единственные , кто занимается разведывательной деятельностью » , — сказал Мерфи .</text:p>
          </table:table-cell>
        </table:table-row>
        <table:table-row table:style-name="ro2">
          <table:table-cell office:value-type="string" calcext:value-type="string">
            <text:p>doc130</text:p>
          </table:table-cell>
          <table:table-cell office:value-type="float" office:value="26" calcext:value-type="float">
            <text:p>26</text:p>
          </table:table-cell>
          <table:table-cell office:value-type="string" calcext:value-type="string">
            <text:p>----</text:p>
          </table:table-cell>
          <table:table-cell office:value-type="string" calcext:value-type="string">
            <text:p>"While we can amend our surveillance programs to better protect the rights of Europeans, they also need to come to terms with the fact that we're not the only ones that are out there spying," Murphy said.</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 While we can change our tracking program to better protect the rights of Europeans, they must also agree that we are not the only people involved in intelligence activities, ” Murphy said .</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 While we can change our tracking program for a better protection of european rights , they must also agree with the fact that we are not the only people involved in intelligence activities , ” said Murphy.</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While we can change our surveillance program to better protect the rights of Europeans, they must also agree with the fact that we are not the only people involved in intelligence activities, ” Murphy said.</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 while we can change our tracking program to better protect the rights of europeans , they must also agree with the fact that we are not the only people involved in intelligence activities , ” murphy said .</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While we can change our tracking program to better protect the rights of europeans, they must also agree with the fact that we are not the only people involved in intelligence activities," Murphy said.</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 while we can change our tracking program to better protect the rights of europeans , they must also agree with the fact that we are not the only people involved in intelligence activities , ” Murphy said .</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 while we can change our tracking program to better protect the rights of europeans , they must also agree with the fact that we are not the only people involved in intelligence activities , ” murphy said .</text:p>
          </table:table-cell>
        </table:table-row>
        <table:table-row table:style-name="ro2">
          <table:table-cell office:value-type="string" calcext:value-type="string">
            <text:p>doc130</text:p>
          </table:table-cell>
          <table:table-cell office:value-type="float" office:value="26" calcext:value-type="float">
            <text:p>26</text:p>
          </table:table-cell>
          <table:table-cell/>
          <table:table-cell office:value-type="string" calcext:value-type="string">
            <text:p>“While we can change our tracking prograsm to better protect the rights of Europeans, they must also agree with the fact that we are not the only people involved in intelligence activities,” murphy said .</text:p>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7" calcext:value-type="float">
            <text:p>27</text:p>
          </table:table-cell>
          <table:table-cell office:value-type="string" calcext:value-type="string">
            <text:p>----</text:p>
          </table:table-cell>
          <table:table-cell office:value-type="string" calcext:value-type="string">
            <text:p>Между тем г-н Керри должен направиться в эти выходные на Ближний Восток и в Польшу для решения проблем враждебности в отношении стратегии США в Сирии , Египте и Иране , а также разведывательной деятельности США .</text:p>
          </table:table-cell>
        </table:table-row>
        <table:table-row table:style-name="ro2">
          <table:table-cell office:value-type="string" calcext:value-type="string">
            <text:p>doc130</text:p>
          </table:table-cell>
          <table:table-cell office:value-type="float" office:value="27" calcext:value-type="float">
            <text:p>27</text:p>
          </table:table-cell>
          <table:table-cell office:value-type="string" calcext:value-type="string">
            <text:p>----</text:p>
          </table:table-cell>
          <table:table-cell office:value-type="string" calcext:value-type="string">
            <text:p>Meanwhile, Mr Kerry is scheduled to head this weekend to the Middle East and Poland to address rancor over U.S. strategies in the Syria, Egypt and Iran as well as U.S. surveillance activities.</text:p>
          </table:table-cell>
        </table:table-row>
        <table:table-row table:style-name="ro1">
          <table:table-cell table:number-columns-repeated="2"/>
          <table:table-cell office:value-type="string" calcext:value-type="string">
            <text:p>----</text:p>
          </table:table-cell>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 mr kerry will head to the middle east and poland this weekend to solve the problems of hostility against the u.s. strategy in syria , egypt and iran , but also the united states intelligence activity .</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Mr. Kerry will head this weekend to the Middle East and to Poland, to solve the problems of hostility against the U.S.. strategy in Syria, Egypt, and Iran, but also for United States intelligence activity .</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mr Kerry will head into this weekend in the middle east and in Poland for solving the problems of hostility against the U.S. strategy in Syria, Egypt and Iran, but also the United States intelligence activity.</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 mr kerry will head into this weekend in the middle east and in poland for solving the problems of hostility against the u.s. strategy in syria , egypt and iran , but also the united states intelligence activity .</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this weekend Mr. Kerry will head to the Middle East and Poland to solve the problems of hostility against the US strategy in Syria, Egypt and Iran, as well as the American intelligence activities.</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 this weekend Mr. Kerry will head to the middle east and to poland for the solving of the problems of hostility against the u.s. strategy in Syria , Egypt and Iran , but also the united states intelligence activity .</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 this weekend Mr. Kerry will head out to the Middle East and to Poland for solving the problems of hostility against the u.s. strategy in syria , egypt and iran ; and also fpr solving problems wiht the united states intelligence activity .</text:p>
          </table:table-cell>
        </table:table-row>
        <table:table-row table:style-name="ro2">
          <table:table-cell office:value-type="string" calcext:value-type="string">
            <text:p>doc130</text:p>
          </table:table-cell>
          <table:table-cell office:value-type="float" office:value="27" calcext:value-type="float">
            <text:p>27</text:p>
          </table:table-cell>
          <table:table-cell/>
          <table:table-cell office:value-type="string" calcext:value-type="string">
            <text:p>Meanwhile, Mr. Kerry will head to the Middle East and to Poland <text:s/>this weekend to address hostility against the US strategy in Syria, Egypt and Iran and also the United States intelligence activity .</text:p>
          </table:table-cell>
        </table:table-row>
        <table:table-row table:style-name="ro1" table:number-rows-repeated="1047805">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22T11:34:26.890656000</dc:date>
    <meta:editing-duration>PT2M3S</meta:editing-duration>
    <meta:editing-cycles>1</meta:editing-cycles>
    <meta:document-statistic meta:table-count="1" meta:cell-count="1983" meta:object-count="0"/>
    <meta:generator>LibreOffice/4.3.4.1$MacOSX_x86 LibreOffice_project/bc356b2f991740509f321d70e4512a6a54c5f243</meta:generator>
  </office:meta>
</office:document-meta>
</file>